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35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0.011cm solid #000000" css3t:text-justify="auto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2" style:family="table-cell" style:parent-style-name="Default">
      <style:table-cell-properties style:glyph-orientation-vertical="0" fo:border-bottom="0.011cm solid #000000" fo:background-color="#ccffcc" style:diagonal-bl-tr="none" style:diagonal-tl-br="none" style:text-align-source="fix" style:repeat-content="false" fo:wrap-option="no-wrap" fo:border-left="0.011cm solid #000000" style:direction="ltr" fo:padding="0.071cm" fo:border-right="0.011cm solid #000000" style:rotation-angle="0" style:rotation-align="none" style:shrink-to-fit="false" fo:border-top="none" css3t:text-justify="auto" style:vertical-align="top"/>
      <style:paragraph-properties fo:text-align="center" fo:margin-left="0cm" style:writing-mode="page"/>
      <style:text-properties style:font-name="ＭＳ Ｐゴシック" fo:font-size="10pt" style:font-name-asian="ＭＳ Ｐゴシック" style:font-size-asian="10pt" style:font-name-complex="Tahoma" style:font-size-complex="10pt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000000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font-size="10pt" style:font-size-asian="10pt" style:font-size-complex="10pt"/>
    </style:style>
    <style:style style:name="ce4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font-size="10pt" style:font-size-asian="10pt" style:font-size-complex="10pt"/>
    </style:style>
  </office:automatic-styles>
  <office:body>
    <office:spreadsheet>
      <table:table table:name="シート1" table:style-name="ta1" table:print="false">
        <table:table-column table:style-name="co3" table:default-cell-style-name="ce5"/>
        <table:table-column table:style-name="co2" table:number-columns-repeated="1023" table:default-cell-style-name="ce5"/>
        <table:table-row table:style-name="ro2">
          <table:table-cell table:style-name="ce1"/>
          <table:table-cell table:style-name="ce6" office:value-type="string" table:number-columns-spanned="11" table:number-rows-spanned="1">
            <text:p>項目名</text:p>
          </table:table-cell>
          <table:covered-table-cell table:number-columns-repeated="2" table:style-name="ce6"/>
          <table:covered-table-cell table:number-columns-repeated="8" table:style-name="ce4"/>
          <table:table-cell table:number-columns-repeated="1012"/>
        </table:table-row>
        <table:table-row table:style-name="ro2">
          <table:table-cell table:style-name="ce2" office:value-type="string">
            <text:p>No</text:p>
          </table:table-cell>
          <table:table-cell table:style-name="ce6" office:value-type="string">
            <text:p>項目1</text:p>
          </table:table-cell>
          <table:table-cell table:style-name="ce6" office:value-type="string">
            <text:p>項目2</text:p>
          </table:table-cell>
          <table:table-cell table:style-name="ce6" office:value-type="string">
            <text:p>項目3</text:p>
          </table:table-cell>
          <table:table-cell table:style-name="ce6" office:value-type="string">
            <text:p>項目4</text:p>
          </table:table-cell>
          <table:table-cell table:style-name="ce6" office:value-type="string">
            <text:p>項目5</text:p>
          </table:table-cell>
          <table:table-cell table:style-name="ce6" office:value-type="string">
            <text:p>項目6</text:p>
          </table:table-cell>
          <table:table-cell table:style-name="ce6" office:value-type="string">
            <text:p>項目7</text:p>
          </table:table-cell>
          <table:table-cell table:style-name="ce6" office:value-type="string">
            <text:p>項目8</text:p>
          </table:table-cell>
          <table:table-cell table:style-name="ce6" office:value-type="string">
            <text:p>項目9</text:p>
          </table:table-cell>
          <table:table-cell table:style-name="ce6" office:value-type="string">
            <text:p>項目10</text:p>
          </table:table-cell>
          <table:table-cell table:style-name="ce6" office:value-type="string">
            <text:p>項目11</text:p>
          </table:table-cell>
          <table:table-cell table:number-columns-repeated="101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table:formula="of:=[.B$2]&amp;&quot;_&quot;&amp;[.$A3]" office:value-type="string" office:string-value="項目1_1">
            <text:p>項目1_1</text:p>
          </table:table-cell>
          <table:table-cell table:style-name="ce7" table:formula="of:=[.C$2]&amp;&quot;_&quot;&amp;[.$A3]" office:value-type="string" office:string-value="項目2_1">
            <text:p>項目2_1</text:p>
          </table:table-cell>
          <table:table-cell table:style-name="ce7" table:formula="of:=[.D$2]&amp;&quot;_&quot;&amp;[.$A3]" office:value-type="string" office:string-value="項目3_1">
            <text:p>項目3_1</text:p>
          </table:table-cell>
          <table:table-cell table:style-name="ce7" table:formula="of:=[.E$2]&amp;&quot;_&quot;&amp;[.$A3]" office:value-type="string" office:string-value="項目4_1">
            <text:p>項目4_1</text:p>
          </table:table-cell>
          <table:table-cell table:style-name="ce7" table:formula="of:=[.F$2]&amp;&quot;_&quot;&amp;[.$A3]" office:value-type="string" office:string-value="項目5_1">
            <text:p>項目5_1</text:p>
          </table:table-cell>
          <table:table-cell table:style-name="ce7" table:formula="of:=[.G$2]&amp;&quot;_&quot;&amp;[.$A3]" office:value-type="string" office:string-value="項目6_1">
            <text:p>項目6_1</text:p>
          </table:table-cell>
          <table:table-cell table:style-name="ce7" table:formula="of:=[.H$2]&amp;&quot;_&quot;&amp;[.$A3]" office:value-type="string" office:string-value="項目7_1">
            <text:p>項目7_1</text:p>
          </table:table-cell>
          <table:table-cell table:style-name="ce7" table:formula="of:=[.I$2]&amp;&quot;_&quot;&amp;[.$A3]" office:value-type="string" office:string-value="項目8_1">
            <text:p>項目8_1</text:p>
          </table:table-cell>
          <table:table-cell table:style-name="ce7" table:formula="of:=[.J$2]&amp;&quot;_&quot;&amp;[.$A3]" office:value-type="string" office:string-value="項目9_1">
            <text:p>項目9_1</text:p>
          </table:table-cell>
          <table:table-cell table:style-name="ce7" table:formula="of:=[.K$2]&amp;&quot;_&quot;&amp;[.$A3]" office:value-type="string" office:string-value="項目10_1">
            <text:p>項目10_1</text:p>
          </table:table-cell>
          <table:table-cell table:style-name="ce7" table:formula="of:=[.L$2]&amp;&quot;_&quot;&amp;[.$A3]" office:value-type="string" office:string-value="項目11_1">
            <text:p>項目11_1</text:p>
          </table:table-cell>
          <table:table-cell table:number-columns-repeated="101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table:formula="of:=[.B$2]&amp;&quot;_&quot;&amp;[.$A4]" office:value-type="string" office:string-value="項目1_2">
            <text:p>項目1_2</text:p>
          </table:table-cell>
          <table:table-cell table:style-name="ce7" table:formula="of:=[.C$2]&amp;&quot;_&quot;&amp;[.$A4]" office:value-type="string" office:string-value="項目2_2">
            <text:p>項目2_2</text:p>
          </table:table-cell>
          <table:table-cell table:style-name="ce7" table:formula="of:=[.D$2]&amp;&quot;_&quot;&amp;[.$A4]" office:value-type="string" office:string-value="項目3_2">
            <text:p>項目3_2</text:p>
          </table:table-cell>
          <table:table-cell table:style-name="ce7" table:formula="of:=[.E$2]&amp;&quot;_&quot;&amp;[.$A4]" office:value-type="string" office:string-value="項目4_2">
            <text:p>項目4_2</text:p>
          </table:table-cell>
          <table:table-cell table:style-name="ce7" table:formula="of:=[.F$2]&amp;&quot;_&quot;&amp;[.$A4]" office:value-type="string" office:string-value="項目5_2">
            <text:p>項目5_2</text:p>
          </table:table-cell>
          <table:table-cell table:style-name="ce7" table:formula="of:=[.G$2]&amp;&quot;_&quot;&amp;[.$A4]" office:value-type="string" office:string-value="項目6_2">
            <text:p>項目6_2</text:p>
          </table:table-cell>
          <table:table-cell table:style-name="ce7" table:formula="of:=[.H$2]&amp;&quot;_&quot;&amp;[.$A4]" office:value-type="string" office:string-value="項目7_2">
            <text:p>項目7_2</text:p>
          </table:table-cell>
          <table:table-cell table:style-name="ce7" table:formula="of:=[.I$2]&amp;&quot;_&quot;&amp;[.$A4]" office:value-type="string" office:string-value="項目8_2">
            <text:p>項目8_2</text:p>
          </table:table-cell>
          <table:table-cell table:style-name="ce7" table:formula="of:=[.J$2]&amp;&quot;_&quot;&amp;[.$A4]" office:value-type="string" office:string-value="項目9_2">
            <text:p>項目9_2</text:p>
          </table:table-cell>
          <table:table-cell table:style-name="ce7" table:formula="of:=[.K$2]&amp;&quot;_&quot;&amp;[.$A4]" office:value-type="string" office:string-value="項目10_2">
            <text:p>項目10_2</text:p>
          </table:table-cell>
          <table:table-cell table:style-name="ce7" table:formula="of:=[.L$2]&amp;&quot;_&quot;&amp;[.$A4]" office:value-type="string" office:string-value="項目11_2">
            <text:p>項目11_2</text:p>
          </table:table-cell>
          <table:table-cell table:number-columns-repeated="1012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7" table:formula="of:=[.B$2]&amp;&quot;_&quot;&amp;[.$A5]" office:value-type="string" office:string-value="項目1_3">
            <text:p>項目1_3</text:p>
          </table:table-cell>
          <table:table-cell table:style-name="ce7" table:formula="of:=[.C$2]&amp;&quot;_&quot;&amp;[.$A5]" office:value-type="string" office:string-value="項目2_3">
            <text:p>項目2_3</text:p>
          </table:table-cell>
          <table:table-cell table:style-name="ce7" table:formula="of:=[.D$2]&amp;&quot;_&quot;&amp;[.$A5]" office:value-type="string" office:string-value="項目3_3">
            <text:p>項目3_3</text:p>
          </table:table-cell>
          <table:table-cell table:style-name="ce7" table:formula="of:=[.E$2]&amp;&quot;_&quot;&amp;[.$A5]" office:value-type="string" office:string-value="項目4_3">
            <text:p>項目4_3</text:p>
          </table:table-cell>
          <table:table-cell table:style-name="ce7" table:formula="of:=[.F$2]&amp;&quot;_&quot;&amp;[.$A5]" office:value-type="string" office:string-value="項目5_3">
            <text:p>項目5_3</text:p>
          </table:table-cell>
          <table:table-cell table:style-name="ce7" table:formula="of:=[.G$2]&amp;&quot;_&quot;&amp;[.$A5]" office:value-type="string" office:string-value="項目6_3">
            <text:p>項目6_3</text:p>
          </table:table-cell>
          <table:table-cell table:style-name="ce7" table:formula="of:=[.H$2]&amp;&quot;_&quot;&amp;[.$A5]" office:value-type="string" office:string-value="項目7_3">
            <text:p>項目7_3</text:p>
          </table:table-cell>
          <table:table-cell table:style-name="ce7" table:formula="of:=[.I$2]&amp;&quot;_&quot;&amp;[.$A5]" office:value-type="string" office:string-value="項目8_3">
            <text:p>項目8_3</text:p>
          </table:table-cell>
          <table:table-cell table:style-name="ce7" table:formula="of:=[.J$2]&amp;&quot;_&quot;&amp;[.$A5]" office:value-type="string" office:string-value="項目9_3">
            <text:p>項目9_3</text:p>
          </table:table-cell>
          <table:table-cell table:style-name="ce7" table:formula="of:=[.K$2]&amp;&quot;_&quot;&amp;[.$A5]" office:value-type="string" office:string-value="項目10_3">
            <text:p>項目10_3</text:p>
          </table:table-cell>
          <table:table-cell table:style-name="ce7" table:formula="of:=[.L$2]&amp;&quot;_&quot;&amp;[.$A5]" office:value-type="string" office:string-value="項目11_3">
            <text:p>項目11_3</text:p>
          </table:table-cell>
          <table:table-cell table:number-columns-repeated="101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table:formula="of:=[.B$2]&amp;&quot;_&quot;&amp;[.$A6]" office:value-type="string" office:string-value="項目1_4">
            <text:p>項目1_4</text:p>
          </table:table-cell>
          <table:table-cell table:style-name="ce7" table:formula="of:=[.C$2]&amp;&quot;_&quot;&amp;[.$A6]" office:value-type="string" office:string-value="項目2_4">
            <text:p>項目2_4</text:p>
          </table:table-cell>
          <table:table-cell table:style-name="ce7" table:formula="of:=[.D$2]&amp;&quot;_&quot;&amp;[.$A6]" office:value-type="string" office:string-value="項目3_4">
            <text:p>項目3_4</text:p>
          </table:table-cell>
          <table:table-cell table:style-name="ce7" table:formula="of:=[.E$2]&amp;&quot;_&quot;&amp;[.$A6]" office:value-type="string" office:string-value="項目4_4">
            <text:p>項目4_4</text:p>
          </table:table-cell>
          <table:table-cell table:style-name="ce7" table:formula="of:=[.F$2]&amp;&quot;_&quot;&amp;[.$A6]" office:value-type="string" office:string-value="項目5_4">
            <text:p>項目5_4</text:p>
          </table:table-cell>
          <table:table-cell table:style-name="ce7" table:formula="of:=[.G$2]&amp;&quot;_&quot;&amp;[.$A6]" office:value-type="string" office:string-value="項目6_4">
            <text:p>項目6_4</text:p>
          </table:table-cell>
          <table:table-cell table:style-name="ce7" table:formula="of:=[.H$2]&amp;&quot;_&quot;&amp;[.$A6]" office:value-type="string" office:string-value="項目7_4">
            <text:p>項目7_4</text:p>
          </table:table-cell>
          <table:table-cell table:style-name="ce7" table:formula="of:=[.I$2]&amp;&quot;_&quot;&amp;[.$A6]" office:value-type="string" office:string-value="項目8_4">
            <text:p>項目8_4</text:p>
          </table:table-cell>
          <table:table-cell table:style-name="ce7" table:formula="of:=[.J$2]&amp;&quot;_&quot;&amp;[.$A6]" office:value-type="string" office:string-value="項目9_4">
            <text:p>項目9_4</text:p>
          </table:table-cell>
          <table:table-cell table:style-name="ce7" table:formula="of:=[.K$2]&amp;&quot;_&quot;&amp;[.$A6]" office:value-type="string" office:string-value="項目10_4">
            <text:p>項目10_4</text:p>
          </table:table-cell>
          <table:table-cell table:style-name="ce7" table:formula="of:=[.L$2]&amp;&quot;_&quot;&amp;[.$A6]" office:value-type="string" office:string-value="項目11_4">
            <text:p>項目11_4</text:p>
          </table:table-cell>
          <table:table-cell table:number-columns-repeated="1012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7" table:formula="of:=[.B$2]&amp;&quot;_&quot;&amp;[.$A7]" office:value-type="string" office:string-value="項目1_5">
            <text:p>項目1_5</text:p>
          </table:table-cell>
          <table:table-cell table:style-name="ce7" table:formula="of:=[.C$2]&amp;&quot;_&quot;&amp;[.$A7]" office:value-type="string" office:string-value="項目2_5">
            <text:p>項目2_5</text:p>
          </table:table-cell>
          <table:table-cell table:style-name="ce7" table:formula="of:=[.D$2]&amp;&quot;_&quot;&amp;[.$A7]" office:value-type="string" office:string-value="項目3_5">
            <text:p>項目3_5</text:p>
          </table:table-cell>
          <table:table-cell table:style-name="ce7" table:formula="of:=[.E$2]&amp;&quot;_&quot;&amp;[.$A7]" office:value-type="string" office:string-value="項目4_5">
            <text:p>項目4_5</text:p>
          </table:table-cell>
          <table:table-cell table:style-name="ce7" table:formula="of:=[.F$2]&amp;&quot;_&quot;&amp;[.$A7]" office:value-type="string" office:string-value="項目5_5">
            <text:p>項目5_5</text:p>
          </table:table-cell>
          <table:table-cell table:style-name="ce7" table:formula="of:=[.G$2]&amp;&quot;_&quot;&amp;[.$A7]" office:value-type="string" office:string-value="項目6_5">
            <text:p>項目6_5</text:p>
          </table:table-cell>
          <table:table-cell table:style-name="ce7" table:formula="of:=[.H$2]&amp;&quot;_&quot;&amp;[.$A7]" office:value-type="string" office:string-value="項目7_5">
            <text:p>項目7_5</text:p>
          </table:table-cell>
          <table:table-cell table:style-name="ce7" table:formula="of:=[.I$2]&amp;&quot;_&quot;&amp;[.$A7]" office:value-type="string" office:string-value="項目8_5">
            <text:p>項目8_5</text:p>
          </table:table-cell>
          <table:table-cell table:style-name="ce7" table:formula="of:=[.J$2]&amp;&quot;_&quot;&amp;[.$A7]" office:value-type="string" office:string-value="項目9_5">
            <text:p>項目9_5</text:p>
          </table:table-cell>
          <table:table-cell table:style-name="ce7" table:formula="of:=[.K$2]&amp;&quot;_&quot;&amp;[.$A7]" office:value-type="string" office:string-value="項目10_5">
            <text:p>項目10_5</text:p>
          </table:table-cell>
          <table:table-cell table:style-name="ce7" table:formula="of:=[.L$2]&amp;&quot;_&quot;&amp;[.$A7]" office:value-type="string" office:string-value="項目11_5">
            <text:p>項目11_5</text:p>
          </table:table-cell>
          <table:table-cell table:number-columns-repeated="1012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7" table:formula="of:=[.B$2]&amp;&quot;_&quot;&amp;[.$A8]" office:value-type="string" office:string-value="項目1_6">
            <text:p>項目1_6</text:p>
          </table:table-cell>
          <table:table-cell table:style-name="ce7" table:formula="of:=[.C$2]&amp;&quot;_&quot;&amp;[.$A8]" office:value-type="string" office:string-value="項目2_6">
            <text:p>項目2_6</text:p>
          </table:table-cell>
          <table:table-cell table:style-name="ce7" table:formula="of:=[.D$2]&amp;&quot;_&quot;&amp;[.$A8]" office:value-type="string" office:string-value="項目3_6">
            <text:p>項目3_6</text:p>
          </table:table-cell>
          <table:table-cell table:style-name="ce7" table:formula="of:=[.E$2]&amp;&quot;_&quot;&amp;[.$A8]" office:value-type="string" office:string-value="項目4_6">
            <text:p>項目4_6</text:p>
          </table:table-cell>
          <table:table-cell table:style-name="ce7" table:formula="of:=[.F$2]&amp;&quot;_&quot;&amp;[.$A8]" office:value-type="string" office:string-value="項目5_6">
            <text:p>項目5_6</text:p>
          </table:table-cell>
          <table:table-cell table:style-name="ce7" table:formula="of:=[.G$2]&amp;&quot;_&quot;&amp;[.$A8]" office:value-type="string" office:string-value="項目6_6">
            <text:p>項目6_6</text:p>
          </table:table-cell>
          <table:table-cell table:style-name="ce7" table:formula="of:=[.H$2]&amp;&quot;_&quot;&amp;[.$A8]" office:value-type="string" office:string-value="項目7_6">
            <text:p>項目7_6</text:p>
          </table:table-cell>
          <table:table-cell table:style-name="ce7" table:formula="of:=[.I$2]&amp;&quot;_&quot;&amp;[.$A8]" office:value-type="string" office:string-value="項目8_6">
            <text:p>項目8_6</text:p>
          </table:table-cell>
          <table:table-cell table:style-name="ce7" table:formula="of:=[.J$2]&amp;&quot;_&quot;&amp;[.$A8]" office:value-type="string" office:string-value="項目9_6">
            <text:p>項目9_6</text:p>
          </table:table-cell>
          <table:table-cell table:style-name="ce7" table:formula="of:=[.K$2]&amp;&quot;_&quot;&amp;[.$A8]" office:value-type="string" office:string-value="項目10_6">
            <text:p>項目10_6</text:p>
          </table:table-cell>
          <table:table-cell table:style-name="ce7" table:formula="of:=[.L$2]&amp;&quot;_&quot;&amp;[.$A8]" office:value-type="string" office:string-value="項目11_6">
            <text:p>項目11_6</text:p>
          </table:table-cell>
          <table:table-cell table:number-columns-repeated="1012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7" table:formula="of:=[.B$2]&amp;&quot;_&quot;&amp;[.$A9]" office:value-type="string" office:string-value="項目1_7">
            <text:p>項目1_7</text:p>
          </table:table-cell>
          <table:table-cell table:style-name="ce7" table:formula="of:=[.C$2]&amp;&quot;_&quot;&amp;[.$A9]" office:value-type="string" office:string-value="項目2_7">
            <text:p>項目2_7</text:p>
          </table:table-cell>
          <table:table-cell table:style-name="ce7" table:formula="of:=[.D$2]&amp;&quot;_&quot;&amp;[.$A9]" office:value-type="string" office:string-value="項目3_7">
            <text:p>項目3_7</text:p>
          </table:table-cell>
          <table:table-cell table:style-name="ce7" table:formula="of:=[.E$2]&amp;&quot;_&quot;&amp;[.$A9]" office:value-type="string" office:string-value="項目4_7">
            <text:p>項目4_7</text:p>
          </table:table-cell>
          <table:table-cell table:style-name="ce7" table:formula="of:=[.F$2]&amp;&quot;_&quot;&amp;[.$A9]" office:value-type="string" office:string-value="項目5_7">
            <text:p>項目5_7</text:p>
          </table:table-cell>
          <table:table-cell table:style-name="ce7" table:formula="of:=[.G$2]&amp;&quot;_&quot;&amp;[.$A9]" office:value-type="string" office:string-value="項目6_7">
            <text:p>項目6_7</text:p>
          </table:table-cell>
          <table:table-cell table:style-name="ce7" table:formula="of:=[.H$2]&amp;&quot;_&quot;&amp;[.$A9]" office:value-type="string" office:string-value="項目7_7">
            <text:p>項目7_7</text:p>
          </table:table-cell>
          <table:table-cell table:style-name="ce7" table:formula="of:=[.I$2]&amp;&quot;_&quot;&amp;[.$A9]" office:value-type="string" office:string-value="項目8_7">
            <text:p>項目8_7</text:p>
          </table:table-cell>
          <table:table-cell table:style-name="ce7" table:formula="of:=[.J$2]&amp;&quot;_&quot;&amp;[.$A9]" office:value-type="string" office:string-value="項目9_7">
            <text:p>項目9_7</text:p>
          </table:table-cell>
          <table:table-cell table:style-name="ce7" table:formula="of:=[.K$2]&amp;&quot;_&quot;&amp;[.$A9]" office:value-type="string" office:string-value="項目10_7">
            <text:p>項目10_7</text:p>
          </table:table-cell>
          <table:table-cell table:style-name="ce7" table:formula="of:=[.L$2]&amp;&quot;_&quot;&amp;[.$A9]" office:value-type="string" office:string-value="項目11_7">
            <text:p>項目11_7</text:p>
          </table:table-cell>
          <table:table-cell table:number-columns-repeated="1012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7" table:formula="of:=[.B$2]&amp;&quot;_&quot;&amp;[.$A10]" office:value-type="string" office:string-value="項目1_8">
            <text:p>項目1_8</text:p>
          </table:table-cell>
          <table:table-cell table:style-name="ce7" table:formula="of:=[.C$2]&amp;&quot;_&quot;&amp;[.$A10]" office:value-type="string" office:string-value="項目2_8">
            <text:p>項目2_8</text:p>
          </table:table-cell>
          <table:table-cell table:style-name="ce7" table:formula="of:=[.D$2]&amp;&quot;_&quot;&amp;[.$A10]" office:value-type="string" office:string-value="項目3_8">
            <text:p>項目3_8</text:p>
          </table:table-cell>
          <table:table-cell table:style-name="ce7" table:formula="of:=[.E$2]&amp;&quot;_&quot;&amp;[.$A10]" office:value-type="string" office:string-value="項目4_8">
            <text:p>項目4_8</text:p>
          </table:table-cell>
          <table:table-cell table:style-name="ce7" table:formula="of:=[.F$2]&amp;&quot;_&quot;&amp;[.$A10]" office:value-type="string" office:string-value="項目5_8">
            <text:p>項目5_8</text:p>
          </table:table-cell>
          <table:table-cell table:style-name="ce7" table:formula="of:=[.G$2]&amp;&quot;_&quot;&amp;[.$A10]" office:value-type="string" office:string-value="項目6_8">
            <text:p>項目6_8</text:p>
          </table:table-cell>
          <table:table-cell table:style-name="ce7" table:formula="of:=[.H$2]&amp;&quot;_&quot;&amp;[.$A10]" office:value-type="string" office:string-value="項目7_8">
            <text:p>項目7_8</text:p>
          </table:table-cell>
          <table:table-cell table:style-name="ce7" table:formula="of:=[.I$2]&amp;&quot;_&quot;&amp;[.$A10]" office:value-type="string" office:string-value="項目8_8">
            <text:p>項目8_8</text:p>
          </table:table-cell>
          <table:table-cell table:style-name="ce7" table:formula="of:=[.J$2]&amp;&quot;_&quot;&amp;[.$A10]" office:value-type="string" office:string-value="項目9_8">
            <text:p>項目9_8</text:p>
          </table:table-cell>
          <table:table-cell table:style-name="ce7" table:formula="of:=[.K$2]&amp;&quot;_&quot;&amp;[.$A10]" office:value-type="string" office:string-value="項目10_8">
            <text:p>項目10_8</text:p>
          </table:table-cell>
          <table:table-cell table:style-name="ce7" table:formula="of:=[.L$2]&amp;&quot;_&quot;&amp;[.$A10]" office:value-type="string" office:string-value="項目11_8">
            <text:p>項目11_8</text:p>
          </table:table-cell>
          <table:table-cell table:number-columns-repeated="1012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7" table:formula="of:=[.B$2]&amp;&quot;_&quot;&amp;[.$A11]" office:value-type="string" office:string-value="項目1_9">
            <text:p>項目1_9</text:p>
          </table:table-cell>
          <table:table-cell table:style-name="ce7" table:formula="of:=[.C$2]&amp;&quot;_&quot;&amp;[.$A11]" office:value-type="string" office:string-value="項目2_9">
            <text:p>項目2_9</text:p>
          </table:table-cell>
          <table:table-cell table:style-name="ce7" table:formula="of:=[.D$2]&amp;&quot;_&quot;&amp;[.$A11]" office:value-type="string" office:string-value="項目3_9">
            <text:p>項目3_9</text:p>
          </table:table-cell>
          <table:table-cell table:style-name="ce7" table:formula="of:=[.E$2]&amp;&quot;_&quot;&amp;[.$A11]" office:value-type="string" office:string-value="項目4_9">
            <text:p>項目4_9</text:p>
          </table:table-cell>
          <table:table-cell table:style-name="ce7" table:formula="of:=[.F$2]&amp;&quot;_&quot;&amp;[.$A11]" office:value-type="string" office:string-value="項目5_9">
            <text:p>項目5_9</text:p>
          </table:table-cell>
          <table:table-cell table:style-name="ce7" table:formula="of:=[.G$2]&amp;&quot;_&quot;&amp;[.$A11]" office:value-type="string" office:string-value="項目6_9">
            <text:p>項目6_9</text:p>
          </table:table-cell>
          <table:table-cell table:style-name="ce7" table:formula="of:=[.H$2]&amp;&quot;_&quot;&amp;[.$A11]" office:value-type="string" office:string-value="項目7_9">
            <text:p>項目7_9</text:p>
          </table:table-cell>
          <table:table-cell table:style-name="ce7" table:formula="of:=[.I$2]&amp;&quot;_&quot;&amp;[.$A11]" office:value-type="string" office:string-value="項目8_9">
            <text:p>項目8_9</text:p>
          </table:table-cell>
          <table:table-cell table:style-name="ce7" table:formula="of:=[.J$2]&amp;&quot;_&quot;&amp;[.$A11]" office:value-type="string" office:string-value="項目9_9">
            <text:p>項目9_9</text:p>
          </table:table-cell>
          <table:table-cell table:style-name="ce7" table:formula="of:=[.K$2]&amp;&quot;_&quot;&amp;[.$A11]" office:value-type="string" office:string-value="項目10_9">
            <text:p>項目10_9</text:p>
          </table:table-cell>
          <table:table-cell table:style-name="ce7" table:formula="of:=[.L$2]&amp;&quot;_&quot;&amp;[.$A11]" office:value-type="string" office:string-value="項目11_9">
            <text:p>項目11_9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7" table:formula="of:=[.B$2]&amp;&quot;_&quot;&amp;[.$A12]" office:value-type="string" office:string-value="項目1_">
            <text:p>項目1_</text:p>
          </table:table-cell>
          <table:table-cell table:style-name="ce7" table:formula="of:=[.C$2]&amp;&quot;_&quot;&amp;[.$A12]" office:value-type="string" office:string-value="項目2_">
            <text:p>項目2_</text:p>
          </table:table-cell>
          <table:table-cell table:style-name="ce7" table:formula="of:=[.D$2]&amp;&quot;_&quot;&amp;[.$A12]" office:value-type="string" office:string-value="項目3_">
            <text:p>項目3_</text:p>
          </table:table-cell>
          <table:table-cell table:style-name="ce7" table:formula="of:=[.E$2]&amp;&quot;_&quot;&amp;[.$A12]" office:value-type="string" office:string-value="項目4_">
            <text:p>項目4_</text:p>
          </table:table-cell>
          <table:table-cell table:style-name="ce7" table:formula="of:=[.F$2]&amp;&quot;_&quot;&amp;[.$A12]" office:value-type="string" office:string-value="項目5_">
            <text:p>項目5_</text:p>
          </table:table-cell>
          <table:table-cell table:style-name="ce7" table:formula="of:=[.G$2]&amp;&quot;_&quot;&amp;[.$A12]" office:value-type="string" office:string-value="項目6_">
            <text:p>項目6_</text:p>
          </table:table-cell>
          <table:table-cell table:style-name="ce7" table:formula="of:=[.H$2]&amp;&quot;_&quot;&amp;[.$A12]" office:value-type="string" office:string-value="項目7_">
            <text:p>項目7_</text:p>
          </table:table-cell>
          <table:table-cell table:style-name="ce7" table:formula="of:=[.I$2]&amp;&quot;_&quot;&amp;[.$A12]" office:value-type="string" office:string-value="項目8_">
            <text:p>項目8_</text:p>
          </table:table-cell>
          <table:table-cell table:style-name="ce7" table:formula="of:=[.J$2]&amp;&quot;_&quot;&amp;[.$A12]" office:value-type="string" office:string-value="項目9_">
            <text:p>項目9_</text:p>
          </table:table-cell>
          <table:table-cell table:style-name="ce7" table:formula="of:=[.K$2]&amp;&quot;_&quot;&amp;[.$A12]" office:value-type="string" office:string-value="項目10_">
            <text:p>項目10_</text:p>
          </table:table-cell>
          <table:table-cell table:style-name="ce7" table:formula="of:=[.L$2]&amp;&quot;_&quot;&amp;[.$A12]" office:value-type="string" office:string-value="項目11_">
            <text:p>項目11_</text:p>
          </table:table-cell>
          <table:table-cell table:number-columns-repeated="1012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7" table:formula="of:=[.B$2]&amp;&quot;_&quot;&amp;[.$A13]" office:value-type="string" office:string-value="項目1_11">
            <text:p>項目1_11</text:p>
          </table:table-cell>
          <table:table-cell table:style-name="ce7" table:formula="of:=[.C$2]&amp;&quot;_&quot;&amp;[.$A13]" office:value-type="string" office:string-value="項目2_11">
            <text:p>項目2_11</text:p>
          </table:table-cell>
          <table:table-cell table:style-name="ce7" table:formula="of:=[.D$2]&amp;&quot;_&quot;&amp;[.$A13]" office:value-type="string" office:string-value="項目3_11">
            <text:p>項目3_11</text:p>
          </table:table-cell>
          <table:table-cell table:style-name="ce7" table:formula="of:=[.E$2]&amp;&quot;_&quot;&amp;[.$A13]" office:value-type="string" office:string-value="項目4_11">
            <text:p>項目4_11</text:p>
          </table:table-cell>
          <table:table-cell table:style-name="ce7" table:formula="of:=[.F$2]&amp;&quot;_&quot;&amp;[.$A13]" office:value-type="string" office:string-value="項目5_11">
            <text:p>項目5_11</text:p>
          </table:table-cell>
          <table:table-cell table:style-name="ce7" table:formula="of:=[.G$2]&amp;&quot;_&quot;&amp;[.$A13]" office:value-type="string" office:string-value="項目6_11">
            <text:p>項目6_11</text:p>
          </table:table-cell>
          <table:table-cell table:style-name="ce7" table:formula="of:=[.H$2]&amp;&quot;_&quot;&amp;[.$A13]" office:value-type="string" office:string-value="項目7_11">
            <text:p>項目7_11</text:p>
          </table:table-cell>
          <table:table-cell table:style-name="ce7" table:formula="of:=[.I$2]&amp;&quot;_&quot;&amp;[.$A13]" office:value-type="string" office:string-value="項目8_11">
            <text:p>項目8_11</text:p>
          </table:table-cell>
          <table:table-cell table:style-name="ce7" table:formula="of:=[.J$2]&amp;&quot;_&quot;&amp;[.$A13]" office:value-type="string" office:string-value="項目9_11">
            <text:p>項目9_11</text:p>
          </table:table-cell>
          <table:table-cell table:style-name="ce7" table:formula="of:=[.K$2]&amp;&quot;_&quot;&amp;[.$A13]" office:value-type="string" office:string-value="項目10_11">
            <text:p>項目10_11</text:p>
          </table:table-cell>
          <table:table-cell table:style-name="ce7" table:formula="of:=[.L$2]&amp;&quot;_&quot;&amp;[.$A13]" office:value-type="string" office:string-value="項目11_11">
            <text:p>項目11_11</text:p>
          </table:table-cell>
          <table:table-cell table:number-columns-repeated="1012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7" table:formula="of:=[.B$2]&amp;&quot;_&quot;&amp;[.$A14]" office:value-type="string" office:string-value="項目1_12">
            <text:p>項目1_12</text:p>
          </table:table-cell>
          <table:table-cell table:style-name="ce7" table:formula="of:=[.C$2]&amp;&quot;_&quot;&amp;[.$A14]" office:value-type="string" office:string-value="項目2_12">
            <text:p>項目2_12</text:p>
          </table:table-cell>
          <table:table-cell table:style-name="ce7" table:formula="of:=[.D$2]&amp;&quot;_&quot;&amp;[.$A14]" office:value-type="string" office:string-value="項目3_12">
            <text:p>項目3_12</text:p>
          </table:table-cell>
          <table:table-cell table:style-name="ce7" table:formula="of:=[.E$2]&amp;&quot;_&quot;&amp;[.$A14]" office:value-type="string" office:string-value="項目4_12">
            <text:p>項目4_12</text:p>
          </table:table-cell>
          <table:table-cell table:style-name="ce7" table:formula="of:=[.F$2]&amp;&quot;_&quot;&amp;[.$A14]" office:value-type="string" office:string-value="項目5_12">
            <text:p>項目5_12</text:p>
          </table:table-cell>
          <table:table-cell table:style-name="ce7" table:formula="of:=[.G$2]&amp;&quot;_&quot;&amp;[.$A14]" office:value-type="string" office:string-value="項目6_12">
            <text:p>項目6_12</text:p>
          </table:table-cell>
          <table:table-cell table:style-name="ce7" table:formula="of:=[.H$2]&amp;&quot;_&quot;&amp;[.$A14]" office:value-type="string" office:string-value="項目7_12">
            <text:p>項目7_12</text:p>
          </table:table-cell>
          <table:table-cell table:style-name="ce7" table:formula="of:=[.I$2]&amp;&quot;_&quot;&amp;[.$A14]" office:value-type="string" office:string-value="項目8_12">
            <text:p>項目8_12</text:p>
          </table:table-cell>
          <table:table-cell table:style-name="ce7" table:formula="of:=[.J$2]&amp;&quot;_&quot;&amp;[.$A14]" office:value-type="string" office:string-value="項目9_12">
            <text:p>項目9_12</text:p>
          </table:table-cell>
          <table:table-cell table:style-name="ce7" table:formula="of:=[.K$2]&amp;&quot;_&quot;&amp;[.$A14]" office:value-type="string" office:string-value="項目10_12">
            <text:p>項目10_12</text:p>
          </table:table-cell>
          <table:table-cell table:style-name="ce7" table:formula="of:=[.L$2]&amp;&quot;_&quot;&amp;[.$A14]" office:value-type="string" office:string-value="項目11_12">
            <text:p>項目11_12</text:p>
          </table:table-cell>
          <table:table-cell table:number-columns-repeated="1012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7" table:formula="of:=[.B$2]&amp;&quot;_&quot;&amp;[.$A15]" office:value-type="string" office:string-value="項目1_13">
            <text:p>項目1_13</text:p>
          </table:table-cell>
          <table:table-cell table:style-name="ce7" table:formula="of:=[.C$2]&amp;&quot;_&quot;&amp;[.$A15]" office:value-type="string" office:string-value="項目2_13">
            <text:p>項目2_13</text:p>
          </table:table-cell>
          <table:table-cell table:style-name="ce7" table:formula="of:=[.D$2]&amp;&quot;_&quot;&amp;[.$A15]" office:value-type="string" office:string-value="項目3_13">
            <text:p>項目3_13</text:p>
          </table:table-cell>
          <table:table-cell table:style-name="ce7" table:formula="of:=[.E$2]&amp;&quot;_&quot;&amp;[.$A15]" office:value-type="string" office:string-value="項目4_13">
            <text:p>項目4_13</text:p>
          </table:table-cell>
          <table:table-cell table:style-name="ce7" table:formula="of:=[.F$2]&amp;&quot;_&quot;&amp;[.$A15]" office:value-type="string" office:string-value="項目5_13">
            <text:p>項目5_13</text:p>
          </table:table-cell>
          <table:table-cell table:style-name="ce7" table:formula="of:=[.G$2]&amp;&quot;_&quot;&amp;[.$A15]" office:value-type="string" office:string-value="項目6_13">
            <text:p>項目6_13</text:p>
          </table:table-cell>
          <table:table-cell table:style-name="ce7" table:formula="of:=[.H$2]&amp;&quot;_&quot;&amp;[.$A15]" office:value-type="string" office:string-value="項目7_13">
            <text:p>項目7_13</text:p>
          </table:table-cell>
          <table:table-cell table:style-name="ce7" table:formula="of:=[.I$2]&amp;&quot;_&quot;&amp;[.$A15]" office:value-type="string" office:string-value="項目8_13">
            <text:p>項目8_13</text:p>
          </table:table-cell>
          <table:table-cell table:style-name="ce7" table:formula="of:=[.J$2]&amp;&quot;_&quot;&amp;[.$A15]" office:value-type="string" office:string-value="項目9_13">
            <text:p>項目9_13</text:p>
          </table:table-cell>
          <table:table-cell table:style-name="ce7" table:formula="of:=[.K$2]&amp;&quot;_&quot;&amp;[.$A15]" office:value-type="string" office:string-value="項目10_13">
            <text:p>項目10_13</text:p>
          </table:table-cell>
          <table:table-cell table:style-name="ce7" table:formula="of:=[.L$2]&amp;&quot;_&quot;&amp;[.$A15]" office:value-type="string" office:string-value="項目11_13">
            <text:p>項目11_13</text:p>
          </table:table-cell>
          <table:table-cell table:number-columns-repeated="1012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7" table:formula="of:=[.B$2]&amp;&quot;_&quot;&amp;[.$A16]" office:value-type="string" office:string-value="項目1_14">
            <text:p>項目1_14</text:p>
          </table:table-cell>
          <table:table-cell table:style-name="ce7" table:formula="of:=[.C$2]&amp;&quot;_&quot;&amp;[.$A16]" office:value-type="string" office:string-value="項目2_14">
            <text:p>項目2_14</text:p>
          </table:table-cell>
          <table:table-cell table:style-name="ce7" table:formula="of:=[.D$2]&amp;&quot;_&quot;&amp;[.$A16]" office:value-type="string" office:string-value="項目3_14">
            <text:p>項目3_14</text:p>
          </table:table-cell>
          <table:table-cell table:style-name="ce7" table:formula="of:=[.E$2]&amp;&quot;_&quot;&amp;[.$A16]" office:value-type="string" office:string-value="項目4_14">
            <text:p>項目4_14</text:p>
          </table:table-cell>
          <table:table-cell table:style-name="ce7" table:formula="of:=[.F$2]&amp;&quot;_&quot;&amp;[.$A16]" office:value-type="string" office:string-value="項目5_14">
            <text:p>項目5_14</text:p>
          </table:table-cell>
          <table:table-cell table:style-name="ce7" table:formula="of:=[.G$2]&amp;&quot;_&quot;&amp;[.$A16]" office:value-type="string" office:string-value="項目6_14">
            <text:p>項目6_14</text:p>
          </table:table-cell>
          <table:table-cell table:style-name="ce7" table:formula="of:=[.H$2]&amp;&quot;_&quot;&amp;[.$A16]" office:value-type="string" office:string-value="項目7_14">
            <text:p>項目7_14</text:p>
          </table:table-cell>
          <table:table-cell table:style-name="ce7" table:formula="of:=[.I$2]&amp;&quot;_&quot;&amp;[.$A16]" office:value-type="string" office:string-value="項目8_14">
            <text:p>項目8_14</text:p>
          </table:table-cell>
          <table:table-cell table:style-name="ce7" table:formula="of:=[.J$2]&amp;&quot;_&quot;&amp;[.$A16]" office:value-type="string" office:string-value="項目9_14">
            <text:p>項目9_14</text:p>
          </table:table-cell>
          <table:table-cell table:style-name="ce7" table:formula="of:=[.K$2]&amp;&quot;_&quot;&amp;[.$A16]" office:value-type="string" office:string-value="項目10_14">
            <text:p>項目10_14</text:p>
          </table:table-cell>
          <table:table-cell table:style-name="ce7" table:formula="of:=[.L$2]&amp;&quot;_&quot;&amp;[.$A16]" office:value-type="string" office:string-value="項目11_14">
            <text:p>項目11_14</text:p>
          </table:table-cell>
          <table:table-cell table:number-columns-repeated="1012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7" table:formula="of:=[.B$2]&amp;&quot;_&quot;&amp;[.$A17]" office:value-type="string" office:string-value="項目1_15">
            <text:p>項目1_15</text:p>
          </table:table-cell>
          <table:table-cell table:style-name="ce7" table:formula="of:=[.C$2]&amp;&quot;_&quot;&amp;[.$A17]" office:value-type="string" office:string-value="項目2_15">
            <text:p>項目2_15</text:p>
          </table:table-cell>
          <table:table-cell table:style-name="ce7" table:formula="of:=[.D$2]&amp;&quot;_&quot;&amp;[.$A17]" office:value-type="string" office:string-value="項目3_15">
            <text:p>項目3_15</text:p>
          </table:table-cell>
          <table:table-cell table:style-name="ce7" table:formula="of:=[.E$2]&amp;&quot;_&quot;&amp;[.$A17]" office:value-type="string" office:string-value="項目4_15">
            <text:p>項目4_15</text:p>
          </table:table-cell>
          <table:table-cell table:style-name="ce7" table:formula="of:=[.F$2]&amp;&quot;_&quot;&amp;[.$A17]" office:value-type="string" office:string-value="項目5_15">
            <text:p>項目5_15</text:p>
          </table:table-cell>
          <table:table-cell table:style-name="ce7" table:formula="of:=[.G$2]&amp;&quot;_&quot;&amp;[.$A17]" office:value-type="string" office:string-value="項目6_15">
            <text:p>項目6_15</text:p>
          </table:table-cell>
          <table:table-cell table:style-name="ce7" table:formula="of:=[.H$2]&amp;&quot;_&quot;&amp;[.$A17]" office:value-type="string" office:string-value="項目7_15">
            <text:p>項目7_15</text:p>
          </table:table-cell>
          <table:table-cell table:style-name="ce7" table:formula="of:=[.I$2]&amp;&quot;_&quot;&amp;[.$A17]" office:value-type="string" office:string-value="項目8_15">
            <text:p>項目8_15</text:p>
          </table:table-cell>
          <table:table-cell table:style-name="ce7" table:formula="of:=[.J$2]&amp;&quot;_&quot;&amp;[.$A17]" office:value-type="string" office:string-value="項目9_15">
            <text:p>項目9_15</text:p>
          </table:table-cell>
          <table:table-cell table:style-name="ce7" table:formula="of:=[.K$2]&amp;&quot;_&quot;&amp;[.$A17]" office:value-type="string" office:string-value="項目10_15">
            <text:p>項目10_15</text:p>
          </table:table-cell>
          <table:table-cell table:style-name="ce7" table:formula="of:=[.L$2]&amp;&quot;_&quot;&amp;[.$A17]" office:value-type="string" office:string-value="項目11_15">
            <text:p>項目11_15</text:p>
          </table:table-cell>
          <table:table-cell table:number-columns-repeated="1012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7" table:formula="of:=[.B$2]&amp;&quot;_&quot;&amp;[.$A18]" office:value-type="string" office:string-value="項目1_16">
            <text:p>項目1_16</text:p>
          </table:table-cell>
          <table:table-cell table:style-name="ce7" table:formula="of:=[.C$2]&amp;&quot;_&quot;&amp;[.$A18]" office:value-type="string" office:string-value="項目2_16">
            <text:p>項目2_16</text:p>
          </table:table-cell>
          <table:table-cell table:style-name="ce7" table:formula="of:=[.D$2]&amp;&quot;_&quot;&amp;[.$A18]" office:value-type="string" office:string-value="項目3_16">
            <text:p>項目3_16</text:p>
          </table:table-cell>
          <table:table-cell table:style-name="ce7" table:formula="of:=[.E$2]&amp;&quot;_&quot;&amp;[.$A18]" office:value-type="string" office:string-value="項目4_16">
            <text:p>項目4_16</text:p>
          </table:table-cell>
          <table:table-cell table:style-name="ce7" table:formula="of:=[.F$2]&amp;&quot;_&quot;&amp;[.$A18]" office:value-type="string" office:string-value="項目5_16">
            <text:p>項目5_16</text:p>
          </table:table-cell>
          <table:table-cell table:style-name="ce7" table:formula="of:=[.G$2]&amp;&quot;_&quot;&amp;[.$A18]" office:value-type="string" office:string-value="項目6_16">
            <text:p>項目6_16</text:p>
          </table:table-cell>
          <table:table-cell table:style-name="ce7" table:formula="of:=[.H$2]&amp;&quot;_&quot;&amp;[.$A18]" office:value-type="string" office:string-value="項目7_16">
            <text:p>項目7_16</text:p>
          </table:table-cell>
          <table:table-cell table:style-name="ce7" table:formula="of:=[.I$2]&amp;&quot;_&quot;&amp;[.$A18]" office:value-type="string" office:string-value="項目8_16">
            <text:p>項目8_16</text:p>
          </table:table-cell>
          <table:table-cell table:style-name="ce7" table:formula="of:=[.J$2]&amp;&quot;_&quot;&amp;[.$A18]" office:value-type="string" office:string-value="項目9_16">
            <text:p>項目9_16</text:p>
          </table:table-cell>
          <table:table-cell table:style-name="ce7" table:formula="of:=[.K$2]&amp;&quot;_&quot;&amp;[.$A18]" office:value-type="string" office:string-value="項目10_16">
            <text:p>項目10_16</text:p>
          </table:table-cell>
          <table:table-cell table:style-name="ce7" table:formula="of:=[.L$2]&amp;&quot;_&quot;&amp;[.$A18]" office:value-type="string" office:string-value="項目11_16">
            <text:p>項目11_16</text:p>
          </table:table-cell>
          <table:table-cell table:number-columns-repeated="1012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7" table:formula="of:=[.B$2]&amp;&quot;_&quot;&amp;[.$A19]" office:value-type="string" office:string-value="項目1_17">
            <text:p>項目1_17</text:p>
          </table:table-cell>
          <table:table-cell table:style-name="ce7" table:formula="of:=[.C$2]&amp;&quot;_&quot;&amp;[.$A19]" office:value-type="string" office:string-value="項目2_17">
            <text:p>項目2_17</text:p>
          </table:table-cell>
          <table:table-cell table:style-name="ce7" table:formula="of:=[.D$2]&amp;&quot;_&quot;&amp;[.$A19]" office:value-type="string" office:string-value="項目3_17">
            <text:p>項目3_17</text:p>
          </table:table-cell>
          <table:table-cell table:style-name="ce7" table:formula="of:=[.E$2]&amp;&quot;_&quot;&amp;[.$A19]" office:value-type="string" office:string-value="項目4_17">
            <text:p>項目4_17</text:p>
          </table:table-cell>
          <table:table-cell table:style-name="ce7" table:formula="of:=[.F$2]&amp;&quot;_&quot;&amp;[.$A19]" office:value-type="string" office:string-value="項目5_17">
            <text:p>項目5_17</text:p>
          </table:table-cell>
          <table:table-cell table:style-name="ce7" table:formula="of:=[.G$2]&amp;&quot;_&quot;&amp;[.$A19]" office:value-type="string" office:string-value="項目6_17">
            <text:p>項目6_17</text:p>
          </table:table-cell>
          <table:table-cell table:style-name="ce7" table:formula="of:=[.H$2]&amp;&quot;_&quot;&amp;[.$A19]" office:value-type="string" office:string-value="項目7_17">
            <text:p>項目7_17</text:p>
          </table:table-cell>
          <table:table-cell table:style-name="ce7" table:formula="of:=[.I$2]&amp;&quot;_&quot;&amp;[.$A19]" office:value-type="string" office:string-value="項目8_17">
            <text:p>項目8_17</text:p>
          </table:table-cell>
          <table:table-cell table:style-name="ce7" table:formula="of:=[.J$2]&amp;&quot;_&quot;&amp;[.$A19]" office:value-type="string" office:string-value="項目9_17">
            <text:p>項目9_17</text:p>
          </table:table-cell>
          <table:table-cell table:style-name="ce7" table:formula="of:=[.K$2]&amp;&quot;_&quot;&amp;[.$A19]" office:value-type="string" office:string-value="項目10_17">
            <text:p>項目10_17</text:p>
          </table:table-cell>
          <table:table-cell table:style-name="ce7" table:formula="of:=[.L$2]&amp;&quot;_&quot;&amp;[.$A19]" office:value-type="string" office:string-value="項目11_17">
            <text:p>項目11_17</text:p>
          </table:table-cell>
          <table:table-cell table:number-columns-repeated="1012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7" table:formula="of:=[.B$2]&amp;&quot;_&quot;&amp;[.$A20]" office:value-type="string" office:string-value="項目1_18">
            <text:p>項目1_18</text:p>
          </table:table-cell>
          <table:table-cell table:style-name="ce7" table:formula="of:=[.C$2]&amp;&quot;_&quot;&amp;[.$A20]" office:value-type="string" office:string-value="項目2_18">
            <text:p>項目2_18</text:p>
          </table:table-cell>
          <table:table-cell table:style-name="ce7" table:formula="of:=[.D$2]&amp;&quot;_&quot;&amp;[.$A20]" office:value-type="string" office:string-value="項目3_18">
            <text:p>項目3_18</text:p>
          </table:table-cell>
          <table:table-cell table:style-name="ce7" table:formula="of:=[.E$2]&amp;&quot;_&quot;&amp;[.$A20]" office:value-type="string" office:string-value="項目4_18">
            <text:p>項目4_18</text:p>
          </table:table-cell>
          <table:table-cell table:style-name="ce7" table:formula="of:=[.F$2]&amp;&quot;_&quot;&amp;[.$A20]" office:value-type="string" office:string-value="項目5_18">
            <text:p>項目5_18</text:p>
          </table:table-cell>
          <table:table-cell table:style-name="ce7" table:formula="of:=[.G$2]&amp;&quot;_&quot;&amp;[.$A20]" office:value-type="string" office:string-value="項目6_18">
            <text:p>項目6_18</text:p>
          </table:table-cell>
          <table:table-cell table:style-name="ce7" table:formula="of:=[.H$2]&amp;&quot;_&quot;&amp;[.$A20]" office:value-type="string" office:string-value="項目7_18">
            <text:p>項目7_18</text:p>
          </table:table-cell>
          <table:table-cell table:style-name="ce7" table:formula="of:=[.I$2]&amp;&quot;_&quot;&amp;[.$A20]" office:value-type="string" office:string-value="項目8_18">
            <text:p>項目8_18</text:p>
          </table:table-cell>
          <table:table-cell table:style-name="ce7" table:formula="of:=[.J$2]&amp;&quot;_&quot;&amp;[.$A20]" office:value-type="string" office:string-value="項目9_18">
            <text:p>項目9_18</text:p>
          </table:table-cell>
          <table:table-cell table:style-name="ce7" table:formula="of:=[.K$2]&amp;&quot;_&quot;&amp;[.$A20]" office:value-type="string" office:string-value="項目10_18">
            <text:p>項目10_18</text:p>
          </table:table-cell>
          <table:table-cell table:style-name="ce7" table:formula="of:=[.L$2]&amp;&quot;_&quot;&amp;[.$A20]" office:value-type="string" office:string-value="項目11_18">
            <text:p>項目11_18</text:p>
          </table:table-cell>
          <table:table-cell table:number-columns-repeated="101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7" table:formula="of:=[.B$2]&amp;&quot;_&quot;&amp;[.$A21]" office:value-type="string" office:string-value="項目1_19">
            <text:p>項目1_19</text:p>
          </table:table-cell>
          <table:table-cell table:style-name="ce7" table:formula="of:=[.C$2]&amp;&quot;_&quot;&amp;[.$A21]" office:value-type="string" office:string-value="項目2_19">
            <text:p>項目2_19</text:p>
          </table:table-cell>
          <table:table-cell table:style-name="ce7" table:formula="of:=[.D$2]&amp;&quot;_&quot;&amp;[.$A21]" office:value-type="string" office:string-value="項目3_19">
            <text:p>項目3_19</text:p>
          </table:table-cell>
          <table:table-cell table:style-name="ce7" table:formula="of:=[.E$2]&amp;&quot;_&quot;&amp;[.$A21]" office:value-type="string" office:string-value="項目4_19">
            <text:p>項目4_19</text:p>
          </table:table-cell>
          <table:table-cell table:style-name="ce7" table:formula="of:=[.F$2]&amp;&quot;_&quot;&amp;[.$A21]" office:value-type="string" office:string-value="項目5_19">
            <text:p>項目5_19</text:p>
          </table:table-cell>
          <table:table-cell table:style-name="ce7" table:formula="of:=[.G$2]&amp;&quot;_&quot;&amp;[.$A21]" office:value-type="string" office:string-value="項目6_19">
            <text:p>項目6_19</text:p>
          </table:table-cell>
          <table:table-cell table:style-name="ce7" table:formula="of:=[.H$2]&amp;&quot;_&quot;&amp;[.$A21]" office:value-type="string" office:string-value="項目7_19">
            <text:p>項目7_19</text:p>
          </table:table-cell>
          <table:table-cell table:style-name="ce7" table:formula="of:=[.I$2]&amp;&quot;_&quot;&amp;[.$A21]" office:value-type="string" office:string-value="項目8_19">
            <text:p>項目8_19</text:p>
          </table:table-cell>
          <table:table-cell table:style-name="ce7" table:formula="of:=[.J$2]&amp;&quot;_&quot;&amp;[.$A21]" office:value-type="string" office:string-value="項目9_19">
            <text:p>項目9_19</text:p>
          </table:table-cell>
          <table:table-cell table:style-name="ce7" table:formula="of:=[.K$2]&amp;&quot;_&quot;&amp;[.$A21]" office:value-type="string" office:string-value="項目10_19">
            <text:p>項目10_19</text:p>
          </table:table-cell>
          <table:table-cell table:style-name="ce7" table:formula="of:=[.L$2]&amp;&quot;_&quot;&amp;[.$A21]" office:value-type="string" office:string-value="項目11_19">
            <text:p>項目11_19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7" table:formula="of:=[.B$2]&amp;&quot;_&quot;&amp;[.$A22]" office:value-type="string" office:string-value="項目1_">
            <text:p>項目1_</text:p>
          </table:table-cell>
          <table:table-cell table:style-name="ce7" table:formula="of:=[.C$2]&amp;&quot;_&quot;&amp;[.$A22]" office:value-type="string" office:string-value="項目2_">
            <text:p>項目2_</text:p>
          </table:table-cell>
          <table:table-cell table:style-name="ce7" table:formula="of:=[.D$2]&amp;&quot;_&quot;&amp;[.$A22]" office:value-type="string" office:string-value="項目3_">
            <text:p>項目3_</text:p>
          </table:table-cell>
          <table:table-cell table:style-name="ce7" table:formula="of:=[.E$2]&amp;&quot;_&quot;&amp;[.$A22]" office:value-type="string" office:string-value="項目4_">
            <text:p>項目4_</text:p>
          </table:table-cell>
          <table:table-cell table:style-name="ce7" table:formula="of:=[.F$2]&amp;&quot;_&quot;&amp;[.$A22]" office:value-type="string" office:string-value="項目5_">
            <text:p>項目5_</text:p>
          </table:table-cell>
          <table:table-cell table:style-name="ce7" table:formula="of:=[.G$2]&amp;&quot;_&quot;&amp;[.$A22]" office:value-type="string" office:string-value="項目6_">
            <text:p>項目6_</text:p>
          </table:table-cell>
          <table:table-cell table:style-name="ce7" table:formula="of:=[.H$2]&amp;&quot;_&quot;&amp;[.$A22]" office:value-type="string" office:string-value="項目7_">
            <text:p>項目7_</text:p>
          </table:table-cell>
          <table:table-cell table:style-name="ce7" table:formula="of:=[.I$2]&amp;&quot;_&quot;&amp;[.$A22]" office:value-type="string" office:string-value="項目8_">
            <text:p>項目8_</text:p>
          </table:table-cell>
          <table:table-cell table:style-name="ce7" table:formula="of:=[.J$2]&amp;&quot;_&quot;&amp;[.$A22]" office:value-type="string" office:string-value="項目9_">
            <text:p>項目9_</text:p>
          </table:table-cell>
          <table:table-cell table:style-name="ce7" table:formula="of:=[.K$2]&amp;&quot;_&quot;&amp;[.$A22]" office:value-type="string" office:string-value="項目10_">
            <text:p>項目10_</text:p>
          </table:table-cell>
          <table:table-cell table:style-name="ce7" table:formula="of:=[.L$2]&amp;&quot;_&quot;&amp;[.$A22]" office:value-type="string" office:string-value="項目11_">
            <text:p>項目11_</text:p>
          </table:table-cell>
          <table:table-cell table:number-columns-repeated="1012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7" table:formula="of:=[.B$2]&amp;&quot;_&quot;&amp;[.$A23]" office:value-type="string" office:string-value="項目1_21">
            <text:p>項目1_21</text:p>
          </table:table-cell>
          <table:table-cell table:style-name="ce7" table:formula="of:=[.C$2]&amp;&quot;_&quot;&amp;[.$A23]" office:value-type="string" office:string-value="項目2_21">
            <text:p>項目2_21</text:p>
          </table:table-cell>
          <table:table-cell table:style-name="ce7" table:formula="of:=[.D$2]&amp;&quot;_&quot;&amp;[.$A23]" office:value-type="string" office:string-value="項目3_21">
            <text:p>項目3_21</text:p>
          </table:table-cell>
          <table:table-cell table:style-name="ce7" table:formula="of:=[.E$2]&amp;&quot;_&quot;&amp;[.$A23]" office:value-type="string" office:string-value="項目4_21">
            <text:p>項目4_21</text:p>
          </table:table-cell>
          <table:table-cell table:style-name="ce7" table:formula="of:=[.F$2]&amp;&quot;_&quot;&amp;[.$A23]" office:value-type="string" office:string-value="項目5_21">
            <text:p>項目5_21</text:p>
          </table:table-cell>
          <table:table-cell table:style-name="ce7" table:formula="of:=[.G$2]&amp;&quot;_&quot;&amp;[.$A23]" office:value-type="string" office:string-value="項目6_21">
            <text:p>項目6_21</text:p>
          </table:table-cell>
          <table:table-cell table:style-name="ce7" table:formula="of:=[.H$2]&amp;&quot;_&quot;&amp;[.$A23]" office:value-type="string" office:string-value="項目7_21">
            <text:p>項目7_21</text:p>
          </table:table-cell>
          <table:table-cell table:style-name="ce7" table:formula="of:=[.I$2]&amp;&quot;_&quot;&amp;[.$A23]" office:value-type="string" office:string-value="項目8_21">
            <text:p>項目8_21</text:p>
          </table:table-cell>
          <table:table-cell table:style-name="ce7" table:formula="of:=[.J$2]&amp;&quot;_&quot;&amp;[.$A23]" office:value-type="string" office:string-value="項目9_21">
            <text:p>項目9_21</text:p>
          </table:table-cell>
          <table:table-cell table:style-name="ce7" table:formula="of:=[.K$2]&amp;&quot;_&quot;&amp;[.$A23]" office:value-type="string" office:string-value="項目10_21">
            <text:p>項目10_21</text:p>
          </table:table-cell>
          <table:table-cell table:style-name="ce7" table:formula="of:=[.L$2]&amp;&quot;_&quot;&amp;[.$A23]" office:value-type="string" office:string-value="項目11_21">
            <text:p>項目11_21</text:p>
          </table:table-cell>
          <table:table-cell table:number-columns-repeated="1012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7" table:formula="of:=[.B$2]&amp;&quot;_&quot;&amp;[.$A24]" office:value-type="string" office:string-value="項目1_22">
            <text:p>項目1_22</text:p>
          </table:table-cell>
          <table:table-cell table:style-name="ce7" table:formula="of:=[.C$2]&amp;&quot;_&quot;&amp;[.$A24]" office:value-type="string" office:string-value="項目2_22">
            <text:p>項目2_22</text:p>
          </table:table-cell>
          <table:table-cell table:style-name="ce7" table:formula="of:=[.D$2]&amp;&quot;_&quot;&amp;[.$A24]" office:value-type="string" office:string-value="項目3_22">
            <text:p>項目3_22</text:p>
          </table:table-cell>
          <table:table-cell table:style-name="ce7" table:formula="of:=[.E$2]&amp;&quot;_&quot;&amp;[.$A24]" office:value-type="string" office:string-value="項目4_22">
            <text:p>項目4_22</text:p>
          </table:table-cell>
          <table:table-cell table:style-name="ce7" table:formula="of:=[.F$2]&amp;&quot;_&quot;&amp;[.$A24]" office:value-type="string" office:string-value="項目5_22">
            <text:p>項目5_22</text:p>
          </table:table-cell>
          <table:table-cell table:style-name="ce7" table:formula="of:=[.G$2]&amp;&quot;_&quot;&amp;[.$A24]" office:value-type="string" office:string-value="項目6_22">
            <text:p>項目6_22</text:p>
          </table:table-cell>
          <table:table-cell table:style-name="ce7" table:formula="of:=[.H$2]&amp;&quot;_&quot;&amp;[.$A24]" office:value-type="string" office:string-value="項目7_22">
            <text:p>項目7_22</text:p>
          </table:table-cell>
          <table:table-cell table:style-name="ce7" table:formula="of:=[.I$2]&amp;&quot;_&quot;&amp;[.$A24]" office:value-type="string" office:string-value="項目8_22">
            <text:p>項目8_22</text:p>
          </table:table-cell>
          <table:table-cell table:style-name="ce7" table:formula="of:=[.J$2]&amp;&quot;_&quot;&amp;[.$A24]" office:value-type="string" office:string-value="項目9_22">
            <text:p>項目9_22</text:p>
          </table:table-cell>
          <table:table-cell table:style-name="ce7" table:formula="of:=[.K$2]&amp;&quot;_&quot;&amp;[.$A24]" office:value-type="string" office:string-value="項目10_22">
            <text:p>項目10_22</text:p>
          </table:table-cell>
          <table:table-cell table:style-name="ce7" table:formula="of:=[.L$2]&amp;&quot;_&quot;&amp;[.$A24]" office:value-type="string" office:string-value="項目11_22">
            <text:p>項目11_22</text:p>
          </table:table-cell>
          <table:table-cell table:number-columns-repeated="1012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7" table:formula="of:=[.B$2]&amp;&quot;_&quot;&amp;[.$A25]" office:value-type="string" office:string-value="項目1_23">
            <text:p>項目1_23</text:p>
          </table:table-cell>
          <table:table-cell table:style-name="ce7" table:formula="of:=[.C$2]&amp;&quot;_&quot;&amp;[.$A25]" office:value-type="string" office:string-value="項目2_23">
            <text:p>項目2_23</text:p>
          </table:table-cell>
          <table:table-cell table:style-name="ce7" table:formula="of:=[.D$2]&amp;&quot;_&quot;&amp;[.$A25]" office:value-type="string" office:string-value="項目3_23">
            <text:p>項目3_23</text:p>
          </table:table-cell>
          <table:table-cell table:style-name="ce7" table:formula="of:=[.E$2]&amp;&quot;_&quot;&amp;[.$A25]" office:value-type="string" office:string-value="項目4_23">
            <text:p>項目4_23</text:p>
          </table:table-cell>
          <table:table-cell table:style-name="ce7" table:formula="of:=[.F$2]&amp;&quot;_&quot;&amp;[.$A25]" office:value-type="string" office:string-value="項目5_23">
            <text:p>項目5_23</text:p>
          </table:table-cell>
          <table:table-cell table:style-name="ce7" table:formula="of:=[.G$2]&amp;&quot;_&quot;&amp;[.$A25]" office:value-type="string" office:string-value="項目6_23">
            <text:p>項目6_23</text:p>
          </table:table-cell>
          <table:table-cell table:style-name="ce7" table:formula="of:=[.H$2]&amp;&quot;_&quot;&amp;[.$A25]" office:value-type="string" office:string-value="項目7_23">
            <text:p>項目7_23</text:p>
          </table:table-cell>
          <table:table-cell table:style-name="ce7" table:formula="of:=[.I$2]&amp;&quot;_&quot;&amp;[.$A25]" office:value-type="string" office:string-value="項目8_23">
            <text:p>項目8_23</text:p>
          </table:table-cell>
          <table:table-cell table:style-name="ce7" table:formula="of:=[.J$2]&amp;&quot;_&quot;&amp;[.$A25]" office:value-type="string" office:string-value="項目9_23">
            <text:p>項目9_23</text:p>
          </table:table-cell>
          <table:table-cell table:style-name="ce7" table:formula="of:=[.K$2]&amp;&quot;_&quot;&amp;[.$A25]" office:value-type="string" office:string-value="項目10_23">
            <text:p>項目10_23</text:p>
          </table:table-cell>
          <table:table-cell table:style-name="ce7" table:formula="of:=[.L$2]&amp;&quot;_&quot;&amp;[.$A25]" office:value-type="string" office:string-value="項目11_23">
            <text:p>項目11_23</text:p>
          </table:table-cell>
          <table:table-cell table:number-columns-repeated="1012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7" table:formula="of:=[.B$2]&amp;&quot;_&quot;&amp;[.$A26]" office:value-type="string" office:string-value="項目1_24">
            <text:p>項目1_24</text:p>
          </table:table-cell>
          <table:table-cell table:style-name="ce7" table:formula="of:=[.C$2]&amp;&quot;_&quot;&amp;[.$A26]" office:value-type="string" office:string-value="項目2_24">
            <text:p>項目2_24</text:p>
          </table:table-cell>
          <table:table-cell table:style-name="ce7" table:formula="of:=[.D$2]&amp;&quot;_&quot;&amp;[.$A26]" office:value-type="string" office:string-value="項目3_24">
            <text:p>項目3_24</text:p>
          </table:table-cell>
          <table:table-cell table:style-name="ce7" table:formula="of:=[.E$2]&amp;&quot;_&quot;&amp;[.$A26]" office:value-type="string" office:string-value="項目4_24">
            <text:p>項目4_24</text:p>
          </table:table-cell>
          <table:table-cell table:style-name="ce7" table:formula="of:=[.F$2]&amp;&quot;_&quot;&amp;[.$A26]" office:value-type="string" office:string-value="項目5_24">
            <text:p>項目5_24</text:p>
          </table:table-cell>
          <table:table-cell table:style-name="ce7" table:formula="of:=[.G$2]&amp;&quot;_&quot;&amp;[.$A26]" office:value-type="string" office:string-value="項目6_24">
            <text:p>項目6_24</text:p>
          </table:table-cell>
          <table:table-cell table:style-name="ce7" table:formula="of:=[.H$2]&amp;&quot;_&quot;&amp;[.$A26]" office:value-type="string" office:string-value="項目7_24">
            <text:p>項目7_24</text:p>
          </table:table-cell>
          <table:table-cell table:style-name="ce7" table:formula="of:=[.I$2]&amp;&quot;_&quot;&amp;[.$A26]" office:value-type="string" office:string-value="項目8_24">
            <text:p>項目8_24</text:p>
          </table:table-cell>
          <table:table-cell table:style-name="ce7" table:formula="of:=[.J$2]&amp;&quot;_&quot;&amp;[.$A26]" office:value-type="string" office:string-value="項目9_24">
            <text:p>項目9_24</text:p>
          </table:table-cell>
          <table:table-cell table:style-name="ce7" table:formula="of:=[.K$2]&amp;&quot;_&quot;&amp;[.$A26]" office:value-type="string" office:string-value="項目10_24">
            <text:p>項目10_24</text:p>
          </table:table-cell>
          <table:table-cell table:style-name="ce7" table:formula="of:=[.L$2]&amp;&quot;_&quot;&amp;[.$A26]" office:value-type="string" office:string-value="項目11_24">
            <text:p>項目11_24</text:p>
          </table:table-cell>
          <table:table-cell table:number-columns-repeated="1012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7" table:formula="of:=[.B$2]&amp;&quot;_&quot;&amp;[.$A27]" office:value-type="string" office:string-value="項目1_25">
            <text:p>項目1_25</text:p>
          </table:table-cell>
          <table:table-cell table:style-name="ce7" table:formula="of:=[.C$2]&amp;&quot;_&quot;&amp;[.$A27]" office:value-type="string" office:string-value="項目2_25">
            <text:p>項目2_25</text:p>
          </table:table-cell>
          <table:table-cell table:style-name="ce7" table:formula="of:=[.D$2]&amp;&quot;_&quot;&amp;[.$A27]" office:value-type="string" office:string-value="項目3_25">
            <text:p>項目3_25</text:p>
          </table:table-cell>
          <table:table-cell table:style-name="ce7" table:formula="of:=[.E$2]&amp;&quot;_&quot;&amp;[.$A27]" office:value-type="string" office:string-value="項目4_25">
            <text:p>項目4_25</text:p>
          </table:table-cell>
          <table:table-cell table:style-name="ce7" table:formula="of:=[.F$2]&amp;&quot;_&quot;&amp;[.$A27]" office:value-type="string" office:string-value="項目5_25">
            <text:p>項目5_25</text:p>
          </table:table-cell>
          <table:table-cell table:style-name="ce7" table:formula="of:=[.G$2]&amp;&quot;_&quot;&amp;[.$A27]" office:value-type="string" office:string-value="項目6_25">
            <text:p>項目6_25</text:p>
          </table:table-cell>
          <table:table-cell table:style-name="ce7" table:formula="of:=[.H$2]&amp;&quot;_&quot;&amp;[.$A27]" office:value-type="string" office:string-value="項目7_25">
            <text:p>項目7_25</text:p>
          </table:table-cell>
          <table:table-cell table:style-name="ce7" table:formula="of:=[.I$2]&amp;&quot;_&quot;&amp;[.$A27]" office:value-type="string" office:string-value="項目8_25">
            <text:p>項目8_25</text:p>
          </table:table-cell>
          <table:table-cell table:style-name="ce7" table:formula="of:=[.J$2]&amp;&quot;_&quot;&amp;[.$A27]" office:value-type="string" office:string-value="項目9_25">
            <text:p>項目9_25</text:p>
          </table:table-cell>
          <table:table-cell table:style-name="ce7" table:formula="of:=[.K$2]&amp;&quot;_&quot;&amp;[.$A27]" office:value-type="string" office:string-value="項目10_25">
            <text:p>項目10_25</text:p>
          </table:table-cell>
          <table:table-cell table:style-name="ce7" table:formula="of:=[.L$2]&amp;&quot;_&quot;&amp;[.$A27]" office:value-type="string" office:string-value="項目11_25">
            <text:p>項目11_25</text:p>
          </table:table-cell>
          <table:table-cell table:number-columns-repeated="1012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7" table:formula="of:=[.B$2]&amp;&quot;_&quot;&amp;[.$A28]" office:value-type="string" office:string-value="項目1_26">
            <text:p>項目1_26</text:p>
          </table:table-cell>
          <table:table-cell table:style-name="ce7" table:formula="of:=[.C$2]&amp;&quot;_&quot;&amp;[.$A28]" office:value-type="string" office:string-value="項目2_26">
            <text:p>項目2_26</text:p>
          </table:table-cell>
          <table:table-cell table:style-name="ce7" table:formula="of:=[.D$2]&amp;&quot;_&quot;&amp;[.$A28]" office:value-type="string" office:string-value="項目3_26">
            <text:p>項目3_26</text:p>
          </table:table-cell>
          <table:table-cell table:style-name="ce7" table:formula="of:=[.E$2]&amp;&quot;_&quot;&amp;[.$A28]" office:value-type="string" office:string-value="項目4_26">
            <text:p>項目4_26</text:p>
          </table:table-cell>
          <table:table-cell table:style-name="ce7" table:formula="of:=[.F$2]&amp;&quot;_&quot;&amp;[.$A28]" office:value-type="string" office:string-value="項目5_26">
            <text:p>項目5_26</text:p>
          </table:table-cell>
          <table:table-cell table:style-name="ce7" table:formula="of:=[.G$2]&amp;&quot;_&quot;&amp;[.$A28]" office:value-type="string" office:string-value="項目6_26">
            <text:p>項目6_26</text:p>
          </table:table-cell>
          <table:table-cell table:style-name="ce7" table:formula="of:=[.H$2]&amp;&quot;_&quot;&amp;[.$A28]" office:value-type="string" office:string-value="項目7_26">
            <text:p>項目7_26</text:p>
          </table:table-cell>
          <table:table-cell table:style-name="ce7" table:formula="of:=[.I$2]&amp;&quot;_&quot;&amp;[.$A28]" office:value-type="string" office:string-value="項目8_26">
            <text:p>項目8_26</text:p>
          </table:table-cell>
          <table:table-cell table:style-name="ce7" table:formula="of:=[.J$2]&amp;&quot;_&quot;&amp;[.$A28]" office:value-type="string" office:string-value="項目9_26">
            <text:p>項目9_26</text:p>
          </table:table-cell>
          <table:table-cell table:style-name="ce7" table:formula="of:=[.K$2]&amp;&quot;_&quot;&amp;[.$A28]" office:value-type="string" office:string-value="項目10_26">
            <text:p>項目10_26</text:p>
          </table:table-cell>
          <table:table-cell table:style-name="ce7" table:formula="of:=[.L$2]&amp;&quot;_&quot;&amp;[.$A28]" office:value-type="string" office:string-value="項目11_26">
            <text:p>項目11_26</text:p>
          </table:table-cell>
          <table:table-cell table:number-columns-repeated="1012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7" table:formula="of:=[.B$2]&amp;&quot;_&quot;&amp;[.$A29]" office:value-type="string" office:string-value="項目1_27">
            <text:p>項目1_27</text:p>
          </table:table-cell>
          <table:table-cell table:style-name="ce7" table:formula="of:=[.C$2]&amp;&quot;_&quot;&amp;[.$A29]" office:value-type="string" office:string-value="項目2_27">
            <text:p>項目2_27</text:p>
          </table:table-cell>
          <table:table-cell table:style-name="ce7" table:formula="of:=[.D$2]&amp;&quot;_&quot;&amp;[.$A29]" office:value-type="string" office:string-value="項目3_27">
            <text:p>項目3_27</text:p>
          </table:table-cell>
          <table:table-cell table:style-name="ce7" table:formula="of:=[.E$2]&amp;&quot;_&quot;&amp;[.$A29]" office:value-type="string" office:string-value="項目4_27">
            <text:p>項目4_27</text:p>
          </table:table-cell>
          <table:table-cell table:style-name="ce7" table:formula="of:=[.F$2]&amp;&quot;_&quot;&amp;[.$A29]" office:value-type="string" office:string-value="項目5_27">
            <text:p>項目5_27</text:p>
          </table:table-cell>
          <table:table-cell table:style-name="ce7" table:formula="of:=[.G$2]&amp;&quot;_&quot;&amp;[.$A29]" office:value-type="string" office:string-value="項目6_27">
            <text:p>項目6_27</text:p>
          </table:table-cell>
          <table:table-cell table:style-name="ce7" table:formula="of:=[.H$2]&amp;&quot;_&quot;&amp;[.$A29]" office:value-type="string" office:string-value="項目7_27">
            <text:p>項目7_27</text:p>
          </table:table-cell>
          <table:table-cell table:style-name="ce7" table:formula="of:=[.I$2]&amp;&quot;_&quot;&amp;[.$A29]" office:value-type="string" office:string-value="項目8_27">
            <text:p>項目8_27</text:p>
          </table:table-cell>
          <table:table-cell table:style-name="ce7" table:formula="of:=[.J$2]&amp;&quot;_&quot;&amp;[.$A29]" office:value-type="string" office:string-value="項目9_27">
            <text:p>項目9_27</text:p>
          </table:table-cell>
          <table:table-cell table:style-name="ce7" table:formula="of:=[.K$2]&amp;&quot;_&quot;&amp;[.$A29]" office:value-type="string" office:string-value="項目10_27">
            <text:p>項目10_27</text:p>
          </table:table-cell>
          <table:table-cell table:style-name="ce7" table:formula="of:=[.L$2]&amp;&quot;_&quot;&amp;[.$A29]" office:value-type="string" office:string-value="項目11_27">
            <text:p>項目11_27</text:p>
          </table:table-cell>
          <table:table-cell table:number-columns-repeated="1012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7" table:formula="of:=[.B$2]&amp;&quot;_&quot;&amp;[.$A30]" office:value-type="string" office:string-value="項目1_28">
            <text:p>項目1_28</text:p>
          </table:table-cell>
          <table:table-cell table:style-name="ce7" table:formula="of:=[.C$2]&amp;&quot;_&quot;&amp;[.$A30]" office:value-type="string" office:string-value="項目2_28">
            <text:p>項目2_28</text:p>
          </table:table-cell>
          <table:table-cell table:style-name="ce7" table:formula="of:=[.D$2]&amp;&quot;_&quot;&amp;[.$A30]" office:value-type="string" office:string-value="項目3_28">
            <text:p>項目3_28</text:p>
          </table:table-cell>
          <table:table-cell table:style-name="ce7" table:formula="of:=[.E$2]&amp;&quot;_&quot;&amp;[.$A30]" office:value-type="string" office:string-value="項目4_28">
            <text:p>項目4_28</text:p>
          </table:table-cell>
          <table:table-cell table:style-name="ce7" table:formula="of:=[.F$2]&amp;&quot;_&quot;&amp;[.$A30]" office:value-type="string" office:string-value="項目5_28">
            <text:p>項目5_28</text:p>
          </table:table-cell>
          <table:table-cell table:style-name="ce7" table:formula="of:=[.G$2]&amp;&quot;_&quot;&amp;[.$A30]" office:value-type="string" office:string-value="項目6_28">
            <text:p>項目6_28</text:p>
          </table:table-cell>
          <table:table-cell table:style-name="ce7" table:formula="of:=[.H$2]&amp;&quot;_&quot;&amp;[.$A30]" office:value-type="string" office:string-value="項目7_28">
            <text:p>項目7_28</text:p>
          </table:table-cell>
          <table:table-cell table:style-name="ce7" table:formula="of:=[.I$2]&amp;&quot;_&quot;&amp;[.$A30]" office:value-type="string" office:string-value="項目8_28">
            <text:p>項目8_28</text:p>
          </table:table-cell>
          <table:table-cell table:style-name="ce7" table:formula="of:=[.J$2]&amp;&quot;_&quot;&amp;[.$A30]" office:value-type="string" office:string-value="項目9_28">
            <text:p>項目9_28</text:p>
          </table:table-cell>
          <table:table-cell table:style-name="ce7" table:formula="of:=[.K$2]&amp;&quot;_&quot;&amp;[.$A30]" office:value-type="string" office:string-value="項目10_28">
            <text:p>項目10_28</text:p>
          </table:table-cell>
          <table:table-cell table:style-name="ce7" table:formula="of:=[.L$2]&amp;&quot;_&quot;&amp;[.$A30]" office:value-type="string" office:string-value="項目11_28">
            <text:p>項目11_28</text:p>
          </table:table-cell>
          <table:table-cell table:number-columns-repeated="1012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7" table:formula="of:=[.B$2]&amp;&quot;_&quot;&amp;[.$A31]" office:value-type="string" office:string-value="項目1_29">
            <text:p>項目1_29</text:p>
          </table:table-cell>
          <table:table-cell table:style-name="ce7" table:formula="of:=[.C$2]&amp;&quot;_&quot;&amp;[.$A31]" office:value-type="string" office:string-value="項目2_29">
            <text:p>項目2_29</text:p>
          </table:table-cell>
          <table:table-cell table:style-name="ce7" table:formula="of:=[.D$2]&amp;&quot;_&quot;&amp;[.$A31]" office:value-type="string" office:string-value="項目3_29">
            <text:p>項目3_29</text:p>
          </table:table-cell>
          <table:table-cell table:style-name="ce7" table:formula="of:=[.E$2]&amp;&quot;_&quot;&amp;[.$A31]" office:value-type="string" office:string-value="項目4_29">
            <text:p>項目4_29</text:p>
          </table:table-cell>
          <table:table-cell table:style-name="ce7" table:formula="of:=[.F$2]&amp;&quot;_&quot;&amp;[.$A31]" office:value-type="string" office:string-value="項目5_29">
            <text:p>項目5_29</text:p>
          </table:table-cell>
          <table:table-cell table:style-name="ce7" table:formula="of:=[.G$2]&amp;&quot;_&quot;&amp;[.$A31]" office:value-type="string" office:string-value="項目6_29">
            <text:p>項目6_29</text:p>
          </table:table-cell>
          <table:table-cell table:style-name="ce7" table:formula="of:=[.H$2]&amp;&quot;_&quot;&amp;[.$A31]" office:value-type="string" office:string-value="項目7_29">
            <text:p>項目7_29</text:p>
          </table:table-cell>
          <table:table-cell table:style-name="ce7" table:formula="of:=[.I$2]&amp;&quot;_&quot;&amp;[.$A31]" office:value-type="string" office:string-value="項目8_29">
            <text:p>項目8_29</text:p>
          </table:table-cell>
          <table:table-cell table:style-name="ce7" table:formula="of:=[.J$2]&amp;&quot;_&quot;&amp;[.$A31]" office:value-type="string" office:string-value="項目9_29">
            <text:p>項目9_29</text:p>
          </table:table-cell>
          <table:table-cell table:style-name="ce7" table:formula="of:=[.K$2]&amp;&quot;_&quot;&amp;[.$A31]" office:value-type="string" office:string-value="項目10_29">
            <text:p>項目10_29</text:p>
          </table:table-cell>
          <table:table-cell table:style-name="ce7" table:formula="of:=[.L$2]&amp;&quot;_&quot;&amp;[.$A31]" office:value-type="string" office:string-value="項目11_29">
            <text:p>項目11_29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7" table:formula="of:=[.B$2]&amp;&quot;_&quot;&amp;[.$A32]" office:value-type="string" office:string-value="項目1_">
            <text:p>項目1_</text:p>
          </table:table-cell>
          <table:table-cell table:style-name="ce7" table:formula="of:=[.C$2]&amp;&quot;_&quot;&amp;[.$A32]" office:value-type="string" office:string-value="項目2_">
            <text:p>項目2_</text:p>
          </table:table-cell>
          <table:table-cell table:style-name="ce7" table:formula="of:=[.D$2]&amp;&quot;_&quot;&amp;[.$A32]" office:value-type="string" office:string-value="項目3_">
            <text:p>項目3_</text:p>
          </table:table-cell>
          <table:table-cell table:style-name="ce7" table:formula="of:=[.E$2]&amp;&quot;_&quot;&amp;[.$A32]" office:value-type="string" office:string-value="項目4_">
            <text:p>項目4_</text:p>
          </table:table-cell>
          <table:table-cell table:style-name="ce7" table:formula="of:=[.F$2]&amp;&quot;_&quot;&amp;[.$A32]" office:value-type="string" office:string-value="項目5_">
            <text:p>項目5_</text:p>
          </table:table-cell>
          <table:table-cell table:style-name="ce7" table:formula="of:=[.G$2]&amp;&quot;_&quot;&amp;[.$A32]" office:value-type="string" office:string-value="項目6_">
            <text:p>項目6_</text:p>
          </table:table-cell>
          <table:table-cell table:style-name="ce7" table:formula="of:=[.H$2]&amp;&quot;_&quot;&amp;[.$A32]" office:value-type="string" office:string-value="項目7_">
            <text:p>項目7_</text:p>
          </table:table-cell>
          <table:table-cell table:style-name="ce7" table:formula="of:=[.I$2]&amp;&quot;_&quot;&amp;[.$A32]" office:value-type="string" office:string-value="項目8_">
            <text:p>項目8_</text:p>
          </table:table-cell>
          <table:table-cell table:style-name="ce7" table:formula="of:=[.J$2]&amp;&quot;_&quot;&amp;[.$A32]" office:value-type="string" office:string-value="項目9_">
            <text:p>項目9_</text:p>
          </table:table-cell>
          <table:table-cell table:style-name="ce7" table:formula="of:=[.K$2]&amp;&quot;_&quot;&amp;[.$A32]" office:value-type="string" office:string-value="項目10_">
            <text:p>項目10_</text:p>
          </table:table-cell>
          <table:table-cell table:style-name="ce7" table:formula="of:=[.L$2]&amp;&quot;_&quot;&amp;[.$A32]" office:value-type="string" office:string-value="項目11_">
            <text:p>項目11_</text:p>
          </table:table-cell>
          <table:table-cell table:number-columns-repeated="1012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7" table:formula="of:=[.B$2]&amp;&quot;_&quot;&amp;[.$A33]" office:value-type="string" office:string-value="項目1_31">
            <text:p>項目1_31</text:p>
          </table:table-cell>
          <table:table-cell table:style-name="ce7" table:formula="of:=[.C$2]&amp;&quot;_&quot;&amp;[.$A33]" office:value-type="string" office:string-value="項目2_31">
            <text:p>項目2_31</text:p>
          </table:table-cell>
          <table:table-cell table:style-name="ce7" table:formula="of:=[.D$2]&amp;&quot;_&quot;&amp;[.$A33]" office:value-type="string" office:string-value="項目3_31">
            <text:p>項目3_31</text:p>
          </table:table-cell>
          <table:table-cell table:style-name="ce7" table:formula="of:=[.E$2]&amp;&quot;_&quot;&amp;[.$A33]" office:value-type="string" office:string-value="項目4_31">
            <text:p>項目4_31</text:p>
          </table:table-cell>
          <table:table-cell table:style-name="ce7" table:formula="of:=[.F$2]&amp;&quot;_&quot;&amp;[.$A33]" office:value-type="string" office:string-value="項目5_31">
            <text:p>項目5_31</text:p>
          </table:table-cell>
          <table:table-cell table:style-name="ce7" table:formula="of:=[.G$2]&amp;&quot;_&quot;&amp;[.$A33]" office:value-type="string" office:string-value="項目6_31">
            <text:p>項目6_31</text:p>
          </table:table-cell>
          <table:table-cell table:style-name="ce7" table:formula="of:=[.H$2]&amp;&quot;_&quot;&amp;[.$A33]" office:value-type="string" office:string-value="項目7_31">
            <text:p>項目7_31</text:p>
          </table:table-cell>
          <table:table-cell table:style-name="ce7" table:formula="of:=[.I$2]&amp;&quot;_&quot;&amp;[.$A33]" office:value-type="string" office:string-value="項目8_31">
            <text:p>項目8_31</text:p>
          </table:table-cell>
          <table:table-cell table:style-name="ce7" table:formula="of:=[.J$2]&amp;&quot;_&quot;&amp;[.$A33]" office:value-type="string" office:string-value="項目9_31">
            <text:p>項目9_31</text:p>
          </table:table-cell>
          <table:table-cell table:style-name="ce7" table:formula="of:=[.K$2]&amp;&quot;_&quot;&amp;[.$A33]" office:value-type="string" office:string-value="項目10_31">
            <text:p>項目10_31</text:p>
          </table:table-cell>
          <table:table-cell table:style-name="ce7" table:formula="of:=[.L$2]&amp;&quot;_&quot;&amp;[.$A33]" office:value-type="string" office:string-value="項目11_31">
            <text:p>項目11_31</text:p>
          </table:table-cell>
          <table:table-cell table:number-columns-repeated="1012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7" table:formula="of:=[.B$2]&amp;&quot;_&quot;&amp;[.$A34]" office:value-type="string" office:string-value="項目1_32">
            <text:p>項目1_32</text:p>
          </table:table-cell>
          <table:table-cell table:style-name="ce7" table:formula="of:=[.C$2]&amp;&quot;_&quot;&amp;[.$A34]" office:value-type="string" office:string-value="項目2_32">
            <text:p>項目2_32</text:p>
          </table:table-cell>
          <table:table-cell table:style-name="ce7" table:formula="of:=[.D$2]&amp;&quot;_&quot;&amp;[.$A34]" office:value-type="string" office:string-value="項目3_32">
            <text:p>項目3_32</text:p>
          </table:table-cell>
          <table:table-cell table:style-name="ce7" table:formula="of:=[.E$2]&amp;&quot;_&quot;&amp;[.$A34]" office:value-type="string" office:string-value="項目4_32">
            <text:p>項目4_32</text:p>
          </table:table-cell>
          <table:table-cell table:style-name="ce7" table:formula="of:=[.F$2]&amp;&quot;_&quot;&amp;[.$A34]" office:value-type="string" office:string-value="項目5_32">
            <text:p>項目5_32</text:p>
          </table:table-cell>
          <table:table-cell table:style-name="ce7" table:formula="of:=[.G$2]&amp;&quot;_&quot;&amp;[.$A34]" office:value-type="string" office:string-value="項目6_32">
            <text:p>項目6_32</text:p>
          </table:table-cell>
          <table:table-cell table:style-name="ce7" table:formula="of:=[.H$2]&amp;&quot;_&quot;&amp;[.$A34]" office:value-type="string" office:string-value="項目7_32">
            <text:p>項目7_32</text:p>
          </table:table-cell>
          <table:table-cell table:style-name="ce7" table:formula="of:=[.I$2]&amp;&quot;_&quot;&amp;[.$A34]" office:value-type="string" office:string-value="項目8_32">
            <text:p>項目8_32</text:p>
          </table:table-cell>
          <table:table-cell table:style-name="ce7" table:formula="of:=[.J$2]&amp;&quot;_&quot;&amp;[.$A34]" office:value-type="string" office:string-value="項目9_32">
            <text:p>項目9_32</text:p>
          </table:table-cell>
          <table:table-cell table:style-name="ce7" table:formula="of:=[.K$2]&amp;&quot;_&quot;&amp;[.$A34]" office:value-type="string" office:string-value="項目10_32">
            <text:p>項目10_32</text:p>
          </table:table-cell>
          <table:table-cell table:style-name="ce7" table:formula="of:=[.L$2]&amp;&quot;_&quot;&amp;[.$A34]" office:value-type="string" office:string-value="項目11_32">
            <text:p>項目11_32</text:p>
          </table:table-cell>
          <table:table-cell table:number-columns-repeated="1012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7" table:formula="of:=[.B$2]&amp;&quot;_&quot;&amp;[.$A35]" office:value-type="string" office:string-value="項目1_33">
            <text:p>項目1_33</text:p>
          </table:table-cell>
          <table:table-cell table:style-name="ce7" table:formula="of:=[.C$2]&amp;&quot;_&quot;&amp;[.$A35]" office:value-type="string" office:string-value="項目2_33">
            <text:p>項目2_33</text:p>
          </table:table-cell>
          <table:table-cell table:style-name="ce7" table:formula="of:=[.D$2]&amp;&quot;_&quot;&amp;[.$A35]" office:value-type="string" office:string-value="項目3_33">
            <text:p>項目3_33</text:p>
          </table:table-cell>
          <table:table-cell table:style-name="ce7" table:formula="of:=[.E$2]&amp;&quot;_&quot;&amp;[.$A35]" office:value-type="string" office:string-value="項目4_33">
            <text:p>項目4_33</text:p>
          </table:table-cell>
          <table:table-cell table:style-name="ce7" table:formula="of:=[.F$2]&amp;&quot;_&quot;&amp;[.$A35]" office:value-type="string" office:string-value="項目5_33">
            <text:p>項目5_33</text:p>
          </table:table-cell>
          <table:table-cell table:style-name="ce7" table:formula="of:=[.G$2]&amp;&quot;_&quot;&amp;[.$A35]" office:value-type="string" office:string-value="項目6_33">
            <text:p>項目6_33</text:p>
          </table:table-cell>
          <table:table-cell table:style-name="ce7" table:formula="of:=[.H$2]&amp;&quot;_&quot;&amp;[.$A35]" office:value-type="string" office:string-value="項目7_33">
            <text:p>項目7_33</text:p>
          </table:table-cell>
          <table:table-cell table:style-name="ce7" table:formula="of:=[.I$2]&amp;&quot;_&quot;&amp;[.$A35]" office:value-type="string" office:string-value="項目8_33">
            <text:p>項目8_33</text:p>
          </table:table-cell>
          <table:table-cell table:style-name="ce7" table:formula="of:=[.J$2]&amp;&quot;_&quot;&amp;[.$A35]" office:value-type="string" office:string-value="項目9_33">
            <text:p>項目9_33</text:p>
          </table:table-cell>
          <table:table-cell table:style-name="ce7" table:formula="of:=[.K$2]&amp;&quot;_&quot;&amp;[.$A35]" office:value-type="string" office:string-value="項目10_33">
            <text:p>項目10_33</text:p>
          </table:table-cell>
          <table:table-cell table:style-name="ce7" table:formula="of:=[.L$2]&amp;&quot;_&quot;&amp;[.$A35]" office:value-type="string" office:string-value="項目11_33">
            <text:p>項目11_33</text:p>
          </table:table-cell>
          <table:table-cell table:number-columns-repeated="1012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7" table:formula="of:=[.B$2]&amp;&quot;_&quot;&amp;[.$A36]" office:value-type="string" office:string-value="項目1_34">
            <text:p>項目1_34</text:p>
          </table:table-cell>
          <table:table-cell table:style-name="ce7" table:formula="of:=[.C$2]&amp;&quot;_&quot;&amp;[.$A36]" office:value-type="string" office:string-value="項目2_34">
            <text:p>項目2_34</text:p>
          </table:table-cell>
          <table:table-cell table:style-name="ce7" table:formula="of:=[.D$2]&amp;&quot;_&quot;&amp;[.$A36]" office:value-type="string" office:string-value="項目3_34">
            <text:p>項目3_34</text:p>
          </table:table-cell>
          <table:table-cell table:style-name="ce7" table:formula="of:=[.E$2]&amp;&quot;_&quot;&amp;[.$A36]" office:value-type="string" office:string-value="項目4_34">
            <text:p>項目4_34</text:p>
          </table:table-cell>
          <table:table-cell table:style-name="ce7" table:formula="of:=[.F$2]&amp;&quot;_&quot;&amp;[.$A36]" office:value-type="string" office:string-value="項目5_34">
            <text:p>項目5_34</text:p>
          </table:table-cell>
          <table:table-cell table:style-name="ce7" table:formula="of:=[.G$2]&amp;&quot;_&quot;&amp;[.$A36]" office:value-type="string" office:string-value="項目6_34">
            <text:p>項目6_34</text:p>
          </table:table-cell>
          <table:table-cell table:style-name="ce7" table:formula="of:=[.H$2]&amp;&quot;_&quot;&amp;[.$A36]" office:value-type="string" office:string-value="項目7_34">
            <text:p>項目7_34</text:p>
          </table:table-cell>
          <table:table-cell table:style-name="ce7" table:formula="of:=[.I$2]&amp;&quot;_&quot;&amp;[.$A36]" office:value-type="string" office:string-value="項目8_34">
            <text:p>項目8_34</text:p>
          </table:table-cell>
          <table:table-cell table:style-name="ce7" table:formula="of:=[.J$2]&amp;&quot;_&quot;&amp;[.$A36]" office:value-type="string" office:string-value="項目9_34">
            <text:p>項目9_34</text:p>
          </table:table-cell>
          <table:table-cell table:style-name="ce7" table:formula="of:=[.K$2]&amp;&quot;_&quot;&amp;[.$A36]" office:value-type="string" office:string-value="項目10_34">
            <text:p>項目10_34</text:p>
          </table:table-cell>
          <table:table-cell table:style-name="ce7" table:formula="of:=[.L$2]&amp;&quot;_&quot;&amp;[.$A36]" office:value-type="string" office:string-value="項目11_34">
            <text:p>項目11_34</text:p>
          </table:table-cell>
          <table:table-cell table:number-columns-repeated="1012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7" table:formula="of:=[.B$2]&amp;&quot;_&quot;&amp;[.$A37]" office:value-type="string" office:string-value="項目1_35">
            <text:p>項目1_35</text:p>
          </table:table-cell>
          <table:table-cell table:style-name="ce7" table:formula="of:=[.C$2]&amp;&quot;_&quot;&amp;[.$A37]" office:value-type="string" office:string-value="項目2_35">
            <text:p>項目2_35</text:p>
          </table:table-cell>
          <table:table-cell table:style-name="ce7" table:formula="of:=[.D$2]&amp;&quot;_&quot;&amp;[.$A37]" office:value-type="string" office:string-value="項目3_35">
            <text:p>項目3_35</text:p>
          </table:table-cell>
          <table:table-cell table:style-name="ce7" table:formula="of:=[.E$2]&amp;&quot;_&quot;&amp;[.$A37]" office:value-type="string" office:string-value="項目4_35">
            <text:p>項目4_35</text:p>
          </table:table-cell>
          <table:table-cell table:style-name="ce7" table:formula="of:=[.F$2]&amp;&quot;_&quot;&amp;[.$A37]" office:value-type="string" office:string-value="項目5_35">
            <text:p>項目5_35</text:p>
          </table:table-cell>
          <table:table-cell table:style-name="ce7" table:formula="of:=[.G$2]&amp;&quot;_&quot;&amp;[.$A37]" office:value-type="string" office:string-value="項目6_35">
            <text:p>項目6_35</text:p>
          </table:table-cell>
          <table:table-cell table:style-name="ce7" table:formula="of:=[.H$2]&amp;&quot;_&quot;&amp;[.$A37]" office:value-type="string" office:string-value="項目7_35">
            <text:p>項目7_35</text:p>
          </table:table-cell>
          <table:table-cell table:style-name="ce7" table:formula="of:=[.I$2]&amp;&quot;_&quot;&amp;[.$A37]" office:value-type="string" office:string-value="項目8_35">
            <text:p>項目8_35</text:p>
          </table:table-cell>
          <table:table-cell table:style-name="ce7" table:formula="of:=[.J$2]&amp;&quot;_&quot;&amp;[.$A37]" office:value-type="string" office:string-value="項目9_35">
            <text:p>項目9_35</text:p>
          </table:table-cell>
          <table:table-cell table:style-name="ce7" table:formula="of:=[.K$2]&amp;&quot;_&quot;&amp;[.$A37]" office:value-type="string" office:string-value="項目10_35">
            <text:p>項目10_35</text:p>
          </table:table-cell>
          <table:table-cell table:style-name="ce7" table:formula="of:=[.L$2]&amp;&quot;_&quot;&amp;[.$A37]" office:value-type="string" office:string-value="項目11_35">
            <text:p>項目11_35</text:p>
          </table:table-cell>
          <table:table-cell table:number-columns-repeated="1012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7" table:formula="of:=[.B$2]&amp;&quot;_&quot;&amp;[.$A38]" office:value-type="string" office:string-value="項目1_36">
            <text:p>項目1_36</text:p>
          </table:table-cell>
          <table:table-cell table:style-name="ce7" table:formula="of:=[.C$2]&amp;&quot;_&quot;&amp;[.$A38]" office:value-type="string" office:string-value="項目2_36">
            <text:p>項目2_36</text:p>
          </table:table-cell>
          <table:table-cell table:style-name="ce7" table:formula="of:=[.D$2]&amp;&quot;_&quot;&amp;[.$A38]" office:value-type="string" office:string-value="項目3_36">
            <text:p>項目3_36</text:p>
          </table:table-cell>
          <table:table-cell table:style-name="ce7" table:formula="of:=[.E$2]&amp;&quot;_&quot;&amp;[.$A38]" office:value-type="string" office:string-value="項目4_36">
            <text:p>項目4_36</text:p>
          </table:table-cell>
          <table:table-cell table:style-name="ce7" table:formula="of:=[.F$2]&amp;&quot;_&quot;&amp;[.$A38]" office:value-type="string" office:string-value="項目5_36">
            <text:p>項目5_36</text:p>
          </table:table-cell>
          <table:table-cell table:style-name="ce7" table:formula="of:=[.G$2]&amp;&quot;_&quot;&amp;[.$A38]" office:value-type="string" office:string-value="項目6_36">
            <text:p>項目6_36</text:p>
          </table:table-cell>
          <table:table-cell table:style-name="ce7" table:formula="of:=[.H$2]&amp;&quot;_&quot;&amp;[.$A38]" office:value-type="string" office:string-value="項目7_36">
            <text:p>項目7_36</text:p>
          </table:table-cell>
          <table:table-cell table:style-name="ce7" table:formula="of:=[.I$2]&amp;&quot;_&quot;&amp;[.$A38]" office:value-type="string" office:string-value="項目8_36">
            <text:p>項目8_36</text:p>
          </table:table-cell>
          <table:table-cell table:style-name="ce7" table:formula="of:=[.J$2]&amp;&quot;_&quot;&amp;[.$A38]" office:value-type="string" office:string-value="項目9_36">
            <text:p>項目9_36</text:p>
          </table:table-cell>
          <table:table-cell table:style-name="ce7" table:formula="of:=[.K$2]&amp;&quot;_&quot;&amp;[.$A38]" office:value-type="string" office:string-value="項目10_36">
            <text:p>項目10_36</text:p>
          </table:table-cell>
          <table:table-cell table:style-name="ce7" table:formula="of:=[.L$2]&amp;&quot;_&quot;&amp;[.$A38]" office:value-type="string" office:string-value="項目11_36">
            <text:p>項目11_36</text:p>
          </table:table-cell>
          <table:table-cell table:number-columns-repeated="1012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7" table:formula="of:=[.B$2]&amp;&quot;_&quot;&amp;[.$A39]" office:value-type="string" office:string-value="項目1_37">
            <text:p>項目1_37</text:p>
          </table:table-cell>
          <table:table-cell table:style-name="ce7" table:formula="of:=[.C$2]&amp;&quot;_&quot;&amp;[.$A39]" office:value-type="string" office:string-value="項目2_37">
            <text:p>項目2_37</text:p>
          </table:table-cell>
          <table:table-cell table:style-name="ce7" table:formula="of:=[.D$2]&amp;&quot;_&quot;&amp;[.$A39]" office:value-type="string" office:string-value="項目3_37">
            <text:p>項目3_37</text:p>
          </table:table-cell>
          <table:table-cell table:style-name="ce7" table:formula="of:=[.E$2]&amp;&quot;_&quot;&amp;[.$A39]" office:value-type="string" office:string-value="項目4_37">
            <text:p>項目4_37</text:p>
          </table:table-cell>
          <table:table-cell table:style-name="ce7" table:formula="of:=[.F$2]&amp;&quot;_&quot;&amp;[.$A39]" office:value-type="string" office:string-value="項目5_37">
            <text:p>項目5_37</text:p>
          </table:table-cell>
          <table:table-cell table:style-name="ce7" table:formula="of:=[.G$2]&amp;&quot;_&quot;&amp;[.$A39]" office:value-type="string" office:string-value="項目6_37">
            <text:p>項目6_37</text:p>
          </table:table-cell>
          <table:table-cell table:style-name="ce7" table:formula="of:=[.H$2]&amp;&quot;_&quot;&amp;[.$A39]" office:value-type="string" office:string-value="項目7_37">
            <text:p>項目7_37</text:p>
          </table:table-cell>
          <table:table-cell table:style-name="ce7" table:formula="of:=[.I$2]&amp;&quot;_&quot;&amp;[.$A39]" office:value-type="string" office:string-value="項目8_37">
            <text:p>項目8_37</text:p>
          </table:table-cell>
          <table:table-cell table:style-name="ce7" table:formula="of:=[.J$2]&amp;&quot;_&quot;&amp;[.$A39]" office:value-type="string" office:string-value="項目9_37">
            <text:p>項目9_37</text:p>
          </table:table-cell>
          <table:table-cell table:style-name="ce7" table:formula="of:=[.K$2]&amp;&quot;_&quot;&amp;[.$A39]" office:value-type="string" office:string-value="項目10_37">
            <text:p>項目10_37</text:p>
          </table:table-cell>
          <table:table-cell table:style-name="ce7" table:formula="of:=[.L$2]&amp;&quot;_&quot;&amp;[.$A39]" office:value-type="string" office:string-value="項目11_37">
            <text:p>項目11_37</text:p>
          </table:table-cell>
          <table:table-cell table:number-columns-repeated="1012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7" table:formula="of:=[.B$2]&amp;&quot;_&quot;&amp;[.$A40]" office:value-type="string" office:string-value="項目1_38">
            <text:p>項目1_38</text:p>
          </table:table-cell>
          <table:table-cell table:style-name="ce7" table:formula="of:=[.C$2]&amp;&quot;_&quot;&amp;[.$A40]" office:value-type="string" office:string-value="項目2_38">
            <text:p>項目2_38</text:p>
          </table:table-cell>
          <table:table-cell table:style-name="ce7" table:formula="of:=[.D$2]&amp;&quot;_&quot;&amp;[.$A40]" office:value-type="string" office:string-value="項目3_38">
            <text:p>項目3_38</text:p>
          </table:table-cell>
          <table:table-cell table:style-name="ce7" table:formula="of:=[.E$2]&amp;&quot;_&quot;&amp;[.$A40]" office:value-type="string" office:string-value="項目4_38">
            <text:p>項目4_38</text:p>
          </table:table-cell>
          <table:table-cell table:style-name="ce7" table:formula="of:=[.F$2]&amp;&quot;_&quot;&amp;[.$A40]" office:value-type="string" office:string-value="項目5_38">
            <text:p>項目5_38</text:p>
          </table:table-cell>
          <table:table-cell table:style-name="ce7" table:formula="of:=[.G$2]&amp;&quot;_&quot;&amp;[.$A40]" office:value-type="string" office:string-value="項目6_38">
            <text:p>項目6_38</text:p>
          </table:table-cell>
          <table:table-cell table:style-name="ce7" table:formula="of:=[.H$2]&amp;&quot;_&quot;&amp;[.$A40]" office:value-type="string" office:string-value="項目7_38">
            <text:p>項目7_38</text:p>
          </table:table-cell>
          <table:table-cell table:style-name="ce7" table:formula="of:=[.I$2]&amp;&quot;_&quot;&amp;[.$A40]" office:value-type="string" office:string-value="項目8_38">
            <text:p>項目8_38</text:p>
          </table:table-cell>
          <table:table-cell table:style-name="ce7" table:formula="of:=[.J$2]&amp;&quot;_&quot;&amp;[.$A40]" office:value-type="string" office:string-value="項目9_38">
            <text:p>項目9_38</text:p>
          </table:table-cell>
          <table:table-cell table:style-name="ce7" table:formula="of:=[.K$2]&amp;&quot;_&quot;&amp;[.$A40]" office:value-type="string" office:string-value="項目10_38">
            <text:p>項目10_38</text:p>
          </table:table-cell>
          <table:table-cell table:style-name="ce7" table:formula="of:=[.L$2]&amp;&quot;_&quot;&amp;[.$A40]" office:value-type="string" office:string-value="項目11_38">
            <text:p>項目11_38</text:p>
          </table:table-cell>
          <table:table-cell table:number-columns-repeated="1012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7" table:formula="of:=[.B$2]&amp;&quot;_&quot;&amp;[.$A41]" office:value-type="string" office:string-value="項目1_39">
            <text:p>項目1_39</text:p>
          </table:table-cell>
          <table:table-cell table:style-name="ce7" table:formula="of:=[.C$2]&amp;&quot;_&quot;&amp;[.$A41]" office:value-type="string" office:string-value="項目2_39">
            <text:p>項目2_39</text:p>
          </table:table-cell>
          <table:table-cell table:style-name="ce7" table:formula="of:=[.D$2]&amp;&quot;_&quot;&amp;[.$A41]" office:value-type="string" office:string-value="項目3_39">
            <text:p>項目3_39</text:p>
          </table:table-cell>
          <table:table-cell table:style-name="ce7" table:formula="of:=[.E$2]&amp;&quot;_&quot;&amp;[.$A41]" office:value-type="string" office:string-value="項目4_39">
            <text:p>項目4_39</text:p>
          </table:table-cell>
          <table:table-cell table:style-name="ce7" table:formula="of:=[.F$2]&amp;&quot;_&quot;&amp;[.$A41]" office:value-type="string" office:string-value="項目5_39">
            <text:p>項目5_39</text:p>
          </table:table-cell>
          <table:table-cell table:style-name="ce7" table:formula="of:=[.G$2]&amp;&quot;_&quot;&amp;[.$A41]" office:value-type="string" office:string-value="項目6_39">
            <text:p>項目6_39</text:p>
          </table:table-cell>
          <table:table-cell table:style-name="ce7" table:formula="of:=[.H$2]&amp;&quot;_&quot;&amp;[.$A41]" office:value-type="string" office:string-value="項目7_39">
            <text:p>項目7_39</text:p>
          </table:table-cell>
          <table:table-cell table:style-name="ce7" table:formula="of:=[.I$2]&amp;&quot;_&quot;&amp;[.$A41]" office:value-type="string" office:string-value="項目8_39">
            <text:p>項目8_39</text:p>
          </table:table-cell>
          <table:table-cell table:style-name="ce7" table:formula="of:=[.J$2]&amp;&quot;_&quot;&amp;[.$A41]" office:value-type="string" office:string-value="項目9_39">
            <text:p>項目9_39</text:p>
          </table:table-cell>
          <table:table-cell table:style-name="ce7" table:formula="of:=[.K$2]&amp;&quot;_&quot;&amp;[.$A41]" office:value-type="string" office:string-value="項目10_39">
            <text:p>項目10_39</text:p>
          </table:table-cell>
          <table:table-cell table:style-name="ce7" table:formula="of:=[.L$2]&amp;&quot;_&quot;&amp;[.$A41]" office:value-type="string" office:string-value="項目11_39">
            <text:p>項目11_39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7" table:formula="of:=[.B$2]&amp;&quot;_&quot;&amp;[.$A42]" office:value-type="string" office:string-value="項目1_">
            <text:p>項目1_</text:p>
          </table:table-cell>
          <table:table-cell table:style-name="ce7" table:formula="of:=[.C$2]&amp;&quot;_&quot;&amp;[.$A42]" office:value-type="string" office:string-value="項目2_">
            <text:p>項目2_</text:p>
          </table:table-cell>
          <table:table-cell table:style-name="ce7" table:formula="of:=[.D$2]&amp;&quot;_&quot;&amp;[.$A42]" office:value-type="string" office:string-value="項目3_">
            <text:p>項目3_</text:p>
          </table:table-cell>
          <table:table-cell table:style-name="ce7" table:formula="of:=[.E$2]&amp;&quot;_&quot;&amp;[.$A42]" office:value-type="string" office:string-value="項目4_">
            <text:p>項目4_</text:p>
          </table:table-cell>
          <table:table-cell table:style-name="ce7" table:formula="of:=[.F$2]&amp;&quot;_&quot;&amp;[.$A42]" office:value-type="string" office:string-value="項目5_">
            <text:p>項目5_</text:p>
          </table:table-cell>
          <table:table-cell table:style-name="ce7" table:formula="of:=[.G$2]&amp;&quot;_&quot;&amp;[.$A42]" office:value-type="string" office:string-value="項目6_">
            <text:p>項目6_</text:p>
          </table:table-cell>
          <table:table-cell table:style-name="ce7" table:formula="of:=[.H$2]&amp;&quot;_&quot;&amp;[.$A42]" office:value-type="string" office:string-value="項目7_">
            <text:p>項目7_</text:p>
          </table:table-cell>
          <table:table-cell table:style-name="ce7" table:formula="of:=[.I$2]&amp;&quot;_&quot;&amp;[.$A42]" office:value-type="string" office:string-value="項目8_">
            <text:p>項目8_</text:p>
          </table:table-cell>
          <table:table-cell table:style-name="ce7" table:formula="of:=[.J$2]&amp;&quot;_&quot;&amp;[.$A42]" office:value-type="string" office:string-value="項目9_">
            <text:p>項目9_</text:p>
          </table:table-cell>
          <table:table-cell table:style-name="ce7" table:formula="of:=[.K$2]&amp;&quot;_&quot;&amp;[.$A42]" office:value-type="string" office:string-value="項目10_">
            <text:p>項目10_</text:p>
          </table:table-cell>
          <table:table-cell table:style-name="ce7" table:formula="of:=[.L$2]&amp;&quot;_&quot;&amp;[.$A42]" office:value-type="string" office:string-value="項目11_">
            <text:p>項目11_</text:p>
          </table:table-cell>
          <table:table-cell table:number-columns-repeated="1012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7" table:formula="of:=[.B$2]&amp;&quot;_&quot;&amp;[.$A43]" office:value-type="string" office:string-value="項目1_41">
            <text:p>項目1_41</text:p>
          </table:table-cell>
          <table:table-cell table:style-name="ce7" table:formula="of:=[.C$2]&amp;&quot;_&quot;&amp;[.$A43]" office:value-type="string" office:string-value="項目2_41">
            <text:p>項目2_41</text:p>
          </table:table-cell>
          <table:table-cell table:style-name="ce7" table:formula="of:=[.D$2]&amp;&quot;_&quot;&amp;[.$A43]" office:value-type="string" office:string-value="項目3_41">
            <text:p>項目3_41</text:p>
          </table:table-cell>
          <table:table-cell table:style-name="ce7" table:formula="of:=[.E$2]&amp;&quot;_&quot;&amp;[.$A43]" office:value-type="string" office:string-value="項目4_41">
            <text:p>項目4_41</text:p>
          </table:table-cell>
          <table:table-cell table:style-name="ce7" table:formula="of:=[.F$2]&amp;&quot;_&quot;&amp;[.$A43]" office:value-type="string" office:string-value="項目5_41">
            <text:p>項目5_41</text:p>
          </table:table-cell>
          <table:table-cell table:style-name="ce7" table:formula="of:=[.G$2]&amp;&quot;_&quot;&amp;[.$A43]" office:value-type="string" office:string-value="項目6_41">
            <text:p>項目6_41</text:p>
          </table:table-cell>
          <table:table-cell table:style-name="ce7" table:formula="of:=[.H$2]&amp;&quot;_&quot;&amp;[.$A43]" office:value-type="string" office:string-value="項目7_41">
            <text:p>項目7_41</text:p>
          </table:table-cell>
          <table:table-cell table:style-name="ce7" table:formula="of:=[.I$2]&amp;&quot;_&quot;&amp;[.$A43]" office:value-type="string" office:string-value="項目8_41">
            <text:p>項目8_41</text:p>
          </table:table-cell>
          <table:table-cell table:style-name="ce7" table:formula="of:=[.J$2]&amp;&quot;_&quot;&amp;[.$A43]" office:value-type="string" office:string-value="項目9_41">
            <text:p>項目9_41</text:p>
          </table:table-cell>
          <table:table-cell table:style-name="ce7" table:formula="of:=[.K$2]&amp;&quot;_&quot;&amp;[.$A43]" office:value-type="string" office:string-value="項目10_41">
            <text:p>項目10_41</text:p>
          </table:table-cell>
          <table:table-cell table:style-name="ce7" table:formula="of:=[.L$2]&amp;&quot;_&quot;&amp;[.$A43]" office:value-type="string" office:string-value="項目11_41">
            <text:p>項目11_41</text:p>
          </table:table-cell>
          <table:table-cell table:number-columns-repeated="1012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7" table:formula="of:=[.B$2]&amp;&quot;_&quot;&amp;[.$A44]" office:value-type="string" office:string-value="項目1_42">
            <text:p>項目1_42</text:p>
          </table:table-cell>
          <table:table-cell table:style-name="ce7" table:formula="of:=[.C$2]&amp;&quot;_&quot;&amp;[.$A44]" office:value-type="string" office:string-value="項目2_42">
            <text:p>項目2_42</text:p>
          </table:table-cell>
          <table:table-cell table:style-name="ce7" table:formula="of:=[.D$2]&amp;&quot;_&quot;&amp;[.$A44]" office:value-type="string" office:string-value="項目3_42">
            <text:p>項目3_42</text:p>
          </table:table-cell>
          <table:table-cell table:style-name="ce7" table:formula="of:=[.E$2]&amp;&quot;_&quot;&amp;[.$A44]" office:value-type="string" office:string-value="項目4_42">
            <text:p>項目4_42</text:p>
          </table:table-cell>
          <table:table-cell table:style-name="ce7" table:formula="of:=[.F$2]&amp;&quot;_&quot;&amp;[.$A44]" office:value-type="string" office:string-value="項目5_42">
            <text:p>項目5_42</text:p>
          </table:table-cell>
          <table:table-cell table:style-name="ce7" table:formula="of:=[.G$2]&amp;&quot;_&quot;&amp;[.$A44]" office:value-type="string" office:string-value="項目6_42">
            <text:p>項目6_42</text:p>
          </table:table-cell>
          <table:table-cell table:style-name="ce7" table:formula="of:=[.H$2]&amp;&quot;_&quot;&amp;[.$A44]" office:value-type="string" office:string-value="項目7_42">
            <text:p>項目7_42</text:p>
          </table:table-cell>
          <table:table-cell table:style-name="ce7" table:formula="of:=[.I$2]&amp;&quot;_&quot;&amp;[.$A44]" office:value-type="string" office:string-value="項目8_42">
            <text:p>項目8_42</text:p>
          </table:table-cell>
          <table:table-cell table:style-name="ce7" table:formula="of:=[.J$2]&amp;&quot;_&quot;&amp;[.$A44]" office:value-type="string" office:string-value="項目9_42">
            <text:p>項目9_42</text:p>
          </table:table-cell>
          <table:table-cell table:style-name="ce7" table:formula="of:=[.K$2]&amp;&quot;_&quot;&amp;[.$A44]" office:value-type="string" office:string-value="項目10_42">
            <text:p>項目10_42</text:p>
          </table:table-cell>
          <table:table-cell table:style-name="ce7" table:formula="of:=[.L$2]&amp;&quot;_&quot;&amp;[.$A44]" office:value-type="string" office:string-value="項目11_42">
            <text:p>項目11_42</text:p>
          </table:table-cell>
          <table:table-cell table:number-columns-repeated="1012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7" table:formula="of:=[.B$2]&amp;&quot;_&quot;&amp;[.$A45]" office:value-type="string" office:string-value="項目1_43">
            <text:p>項目1_43</text:p>
          </table:table-cell>
          <table:table-cell table:style-name="ce7" table:formula="of:=[.C$2]&amp;&quot;_&quot;&amp;[.$A45]" office:value-type="string" office:string-value="項目2_43">
            <text:p>項目2_43</text:p>
          </table:table-cell>
          <table:table-cell table:style-name="ce7" table:formula="of:=[.D$2]&amp;&quot;_&quot;&amp;[.$A45]" office:value-type="string" office:string-value="項目3_43">
            <text:p>項目3_43</text:p>
          </table:table-cell>
          <table:table-cell table:style-name="ce7" table:formula="of:=[.E$2]&amp;&quot;_&quot;&amp;[.$A45]" office:value-type="string" office:string-value="項目4_43">
            <text:p>項目4_43</text:p>
          </table:table-cell>
          <table:table-cell table:style-name="ce7" table:formula="of:=[.F$2]&amp;&quot;_&quot;&amp;[.$A45]" office:value-type="string" office:string-value="項目5_43">
            <text:p>項目5_43</text:p>
          </table:table-cell>
          <table:table-cell table:style-name="ce7" table:formula="of:=[.G$2]&amp;&quot;_&quot;&amp;[.$A45]" office:value-type="string" office:string-value="項目6_43">
            <text:p>項目6_43</text:p>
          </table:table-cell>
          <table:table-cell table:style-name="ce7" table:formula="of:=[.H$2]&amp;&quot;_&quot;&amp;[.$A45]" office:value-type="string" office:string-value="項目7_43">
            <text:p>項目7_43</text:p>
          </table:table-cell>
          <table:table-cell table:style-name="ce7" table:formula="of:=[.I$2]&amp;&quot;_&quot;&amp;[.$A45]" office:value-type="string" office:string-value="項目8_43">
            <text:p>項目8_43</text:p>
          </table:table-cell>
          <table:table-cell table:style-name="ce7" table:formula="of:=[.J$2]&amp;&quot;_&quot;&amp;[.$A45]" office:value-type="string" office:string-value="項目9_43">
            <text:p>項目9_43</text:p>
          </table:table-cell>
          <table:table-cell table:style-name="ce7" table:formula="of:=[.K$2]&amp;&quot;_&quot;&amp;[.$A45]" office:value-type="string" office:string-value="項目10_43">
            <text:p>項目10_43</text:p>
          </table:table-cell>
          <table:table-cell table:style-name="ce7" table:formula="of:=[.L$2]&amp;&quot;_&quot;&amp;[.$A45]" office:value-type="string" office:string-value="項目11_43">
            <text:p>項目11_43</text:p>
          </table:table-cell>
          <table:table-cell table:number-columns-repeated="1012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7" table:formula="of:=[.B$2]&amp;&quot;_&quot;&amp;[.$A46]" office:value-type="string" office:string-value="項目1_44">
            <text:p>項目1_44</text:p>
          </table:table-cell>
          <table:table-cell table:style-name="ce7" table:formula="of:=[.C$2]&amp;&quot;_&quot;&amp;[.$A46]" office:value-type="string" office:string-value="項目2_44">
            <text:p>項目2_44</text:p>
          </table:table-cell>
          <table:table-cell table:style-name="ce7" table:formula="of:=[.D$2]&amp;&quot;_&quot;&amp;[.$A46]" office:value-type="string" office:string-value="項目3_44">
            <text:p>項目3_44</text:p>
          </table:table-cell>
          <table:table-cell table:style-name="ce7" table:formula="of:=[.E$2]&amp;&quot;_&quot;&amp;[.$A46]" office:value-type="string" office:string-value="項目4_44">
            <text:p>項目4_44</text:p>
          </table:table-cell>
          <table:table-cell table:style-name="ce7" table:formula="of:=[.F$2]&amp;&quot;_&quot;&amp;[.$A46]" office:value-type="string" office:string-value="項目5_44">
            <text:p>項目5_44</text:p>
          </table:table-cell>
          <table:table-cell table:style-name="ce7" table:formula="of:=[.G$2]&amp;&quot;_&quot;&amp;[.$A46]" office:value-type="string" office:string-value="項目6_44">
            <text:p>項目6_44</text:p>
          </table:table-cell>
          <table:table-cell table:style-name="ce7" table:formula="of:=[.H$2]&amp;&quot;_&quot;&amp;[.$A46]" office:value-type="string" office:string-value="項目7_44">
            <text:p>項目7_44</text:p>
          </table:table-cell>
          <table:table-cell table:style-name="ce7" table:formula="of:=[.I$2]&amp;&quot;_&quot;&amp;[.$A46]" office:value-type="string" office:string-value="項目8_44">
            <text:p>項目8_44</text:p>
          </table:table-cell>
          <table:table-cell table:style-name="ce7" table:formula="of:=[.J$2]&amp;&quot;_&quot;&amp;[.$A46]" office:value-type="string" office:string-value="項目9_44">
            <text:p>項目9_44</text:p>
          </table:table-cell>
          <table:table-cell table:style-name="ce7" table:formula="of:=[.K$2]&amp;&quot;_&quot;&amp;[.$A46]" office:value-type="string" office:string-value="項目10_44">
            <text:p>項目10_44</text:p>
          </table:table-cell>
          <table:table-cell table:style-name="ce7" table:formula="of:=[.L$2]&amp;&quot;_&quot;&amp;[.$A46]" office:value-type="string" office:string-value="項目11_44">
            <text:p>項目11_44</text:p>
          </table:table-cell>
          <table:table-cell table:number-columns-repeated="1012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7" table:formula="of:=[.B$2]&amp;&quot;_&quot;&amp;[.$A47]" office:value-type="string" office:string-value="項目1_45">
            <text:p>項目1_45</text:p>
          </table:table-cell>
          <table:table-cell table:style-name="ce7" table:formula="of:=[.C$2]&amp;&quot;_&quot;&amp;[.$A47]" office:value-type="string" office:string-value="項目2_45">
            <text:p>項目2_45</text:p>
          </table:table-cell>
          <table:table-cell table:style-name="ce7" table:formula="of:=[.D$2]&amp;&quot;_&quot;&amp;[.$A47]" office:value-type="string" office:string-value="項目3_45">
            <text:p>項目3_45</text:p>
          </table:table-cell>
          <table:table-cell table:style-name="ce7" table:formula="of:=[.E$2]&amp;&quot;_&quot;&amp;[.$A47]" office:value-type="string" office:string-value="項目4_45">
            <text:p>項目4_45</text:p>
          </table:table-cell>
          <table:table-cell table:style-name="ce7" table:formula="of:=[.F$2]&amp;&quot;_&quot;&amp;[.$A47]" office:value-type="string" office:string-value="項目5_45">
            <text:p>項目5_45</text:p>
          </table:table-cell>
          <table:table-cell table:style-name="ce7" table:formula="of:=[.G$2]&amp;&quot;_&quot;&amp;[.$A47]" office:value-type="string" office:string-value="項目6_45">
            <text:p>項目6_45</text:p>
          </table:table-cell>
          <table:table-cell table:style-name="ce7" table:formula="of:=[.H$2]&amp;&quot;_&quot;&amp;[.$A47]" office:value-type="string" office:string-value="項目7_45">
            <text:p>項目7_45</text:p>
          </table:table-cell>
          <table:table-cell table:style-name="ce7" table:formula="of:=[.I$2]&amp;&quot;_&quot;&amp;[.$A47]" office:value-type="string" office:string-value="項目8_45">
            <text:p>項目8_45</text:p>
          </table:table-cell>
          <table:table-cell table:style-name="ce7" table:formula="of:=[.J$2]&amp;&quot;_&quot;&amp;[.$A47]" office:value-type="string" office:string-value="項目9_45">
            <text:p>項目9_45</text:p>
          </table:table-cell>
          <table:table-cell table:style-name="ce7" table:formula="of:=[.K$2]&amp;&quot;_&quot;&amp;[.$A47]" office:value-type="string" office:string-value="項目10_45">
            <text:p>項目10_45</text:p>
          </table:table-cell>
          <table:table-cell table:style-name="ce7" table:formula="of:=[.L$2]&amp;&quot;_&quot;&amp;[.$A47]" office:value-type="string" office:string-value="項目11_45">
            <text:p>項目11_45</text:p>
          </table:table-cell>
          <table:table-cell table:number-columns-repeated="1012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7" table:formula="of:=[.B$2]&amp;&quot;_&quot;&amp;[.$A48]" office:value-type="string" office:string-value="項目1_46">
            <text:p>項目1_46</text:p>
          </table:table-cell>
          <table:table-cell table:style-name="ce7" table:formula="of:=[.C$2]&amp;&quot;_&quot;&amp;[.$A48]" office:value-type="string" office:string-value="項目2_46">
            <text:p>項目2_46</text:p>
          </table:table-cell>
          <table:table-cell table:style-name="ce7" table:formula="of:=[.D$2]&amp;&quot;_&quot;&amp;[.$A48]" office:value-type="string" office:string-value="項目3_46">
            <text:p>項目3_46</text:p>
          </table:table-cell>
          <table:table-cell table:style-name="ce7" table:formula="of:=[.E$2]&amp;&quot;_&quot;&amp;[.$A48]" office:value-type="string" office:string-value="項目4_46">
            <text:p>項目4_46</text:p>
          </table:table-cell>
          <table:table-cell table:style-name="ce7" table:formula="of:=[.F$2]&amp;&quot;_&quot;&amp;[.$A48]" office:value-type="string" office:string-value="項目5_46">
            <text:p>項目5_46</text:p>
          </table:table-cell>
          <table:table-cell table:style-name="ce7" table:formula="of:=[.G$2]&amp;&quot;_&quot;&amp;[.$A48]" office:value-type="string" office:string-value="項目6_46">
            <text:p>項目6_46</text:p>
          </table:table-cell>
          <table:table-cell table:style-name="ce7" table:formula="of:=[.H$2]&amp;&quot;_&quot;&amp;[.$A48]" office:value-type="string" office:string-value="項目7_46">
            <text:p>項目7_46</text:p>
          </table:table-cell>
          <table:table-cell table:style-name="ce7" table:formula="of:=[.I$2]&amp;&quot;_&quot;&amp;[.$A48]" office:value-type="string" office:string-value="項目8_46">
            <text:p>項目8_46</text:p>
          </table:table-cell>
          <table:table-cell table:style-name="ce7" table:formula="of:=[.J$2]&amp;&quot;_&quot;&amp;[.$A48]" office:value-type="string" office:string-value="項目9_46">
            <text:p>項目9_46</text:p>
          </table:table-cell>
          <table:table-cell table:style-name="ce7" table:formula="of:=[.K$2]&amp;&quot;_&quot;&amp;[.$A48]" office:value-type="string" office:string-value="項目10_46">
            <text:p>項目10_46</text:p>
          </table:table-cell>
          <table:table-cell table:style-name="ce7" table:formula="of:=[.L$2]&amp;&quot;_&quot;&amp;[.$A48]" office:value-type="string" office:string-value="項目11_46">
            <text:p>項目11_46</text:p>
          </table:table-cell>
          <table:table-cell table:number-columns-repeated="1012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7" table:formula="of:=[.B$2]&amp;&quot;_&quot;&amp;[.$A49]" office:value-type="string" office:string-value="項目1_47">
            <text:p>項目1_47</text:p>
          </table:table-cell>
          <table:table-cell table:style-name="ce7" table:formula="of:=[.C$2]&amp;&quot;_&quot;&amp;[.$A49]" office:value-type="string" office:string-value="項目2_47">
            <text:p>項目2_47</text:p>
          </table:table-cell>
          <table:table-cell table:style-name="ce7" table:formula="of:=[.D$2]&amp;&quot;_&quot;&amp;[.$A49]" office:value-type="string" office:string-value="項目3_47">
            <text:p>項目3_47</text:p>
          </table:table-cell>
          <table:table-cell table:style-name="ce7" table:formula="of:=[.E$2]&amp;&quot;_&quot;&amp;[.$A49]" office:value-type="string" office:string-value="項目4_47">
            <text:p>項目4_47</text:p>
          </table:table-cell>
          <table:table-cell table:style-name="ce7" table:formula="of:=[.F$2]&amp;&quot;_&quot;&amp;[.$A49]" office:value-type="string" office:string-value="項目5_47">
            <text:p>項目5_47</text:p>
          </table:table-cell>
          <table:table-cell table:style-name="ce7" table:formula="of:=[.G$2]&amp;&quot;_&quot;&amp;[.$A49]" office:value-type="string" office:string-value="項目6_47">
            <text:p>項目6_47</text:p>
          </table:table-cell>
          <table:table-cell table:style-name="ce7" table:formula="of:=[.H$2]&amp;&quot;_&quot;&amp;[.$A49]" office:value-type="string" office:string-value="項目7_47">
            <text:p>項目7_47</text:p>
          </table:table-cell>
          <table:table-cell table:style-name="ce7" table:formula="of:=[.I$2]&amp;&quot;_&quot;&amp;[.$A49]" office:value-type="string" office:string-value="項目8_47">
            <text:p>項目8_47</text:p>
          </table:table-cell>
          <table:table-cell table:style-name="ce7" table:formula="of:=[.J$2]&amp;&quot;_&quot;&amp;[.$A49]" office:value-type="string" office:string-value="項目9_47">
            <text:p>項目9_47</text:p>
          </table:table-cell>
          <table:table-cell table:style-name="ce7" table:formula="of:=[.K$2]&amp;&quot;_&quot;&amp;[.$A49]" office:value-type="string" office:string-value="項目10_47">
            <text:p>項目10_47</text:p>
          </table:table-cell>
          <table:table-cell table:style-name="ce7" table:formula="of:=[.L$2]&amp;&quot;_&quot;&amp;[.$A49]" office:value-type="string" office:string-value="項目11_47">
            <text:p>項目11_47</text:p>
          </table:table-cell>
          <table:table-cell table:number-columns-repeated="1012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7" table:formula="of:=[.B$2]&amp;&quot;_&quot;&amp;[.$A50]" office:value-type="string" office:string-value="項目1_48">
            <text:p>項目1_48</text:p>
          </table:table-cell>
          <table:table-cell table:style-name="ce7" table:formula="of:=[.C$2]&amp;&quot;_&quot;&amp;[.$A50]" office:value-type="string" office:string-value="項目2_48">
            <text:p>項目2_48</text:p>
          </table:table-cell>
          <table:table-cell table:style-name="ce7" table:formula="of:=[.D$2]&amp;&quot;_&quot;&amp;[.$A50]" office:value-type="string" office:string-value="項目3_48">
            <text:p>項目3_48</text:p>
          </table:table-cell>
          <table:table-cell table:style-name="ce7" table:formula="of:=[.E$2]&amp;&quot;_&quot;&amp;[.$A50]" office:value-type="string" office:string-value="項目4_48">
            <text:p>項目4_48</text:p>
          </table:table-cell>
          <table:table-cell table:style-name="ce7" table:formula="of:=[.F$2]&amp;&quot;_&quot;&amp;[.$A50]" office:value-type="string" office:string-value="項目5_48">
            <text:p>項目5_48</text:p>
          </table:table-cell>
          <table:table-cell table:style-name="ce7" table:formula="of:=[.G$2]&amp;&quot;_&quot;&amp;[.$A50]" office:value-type="string" office:string-value="項目6_48">
            <text:p>項目6_48</text:p>
          </table:table-cell>
          <table:table-cell table:style-name="ce7" table:formula="of:=[.H$2]&amp;&quot;_&quot;&amp;[.$A50]" office:value-type="string" office:string-value="項目7_48">
            <text:p>項目7_48</text:p>
          </table:table-cell>
          <table:table-cell table:style-name="ce7" table:formula="of:=[.I$2]&amp;&quot;_&quot;&amp;[.$A50]" office:value-type="string" office:string-value="項目8_48">
            <text:p>項目8_48</text:p>
          </table:table-cell>
          <table:table-cell table:style-name="ce7" table:formula="of:=[.J$2]&amp;&quot;_&quot;&amp;[.$A50]" office:value-type="string" office:string-value="項目9_48">
            <text:p>項目9_48</text:p>
          </table:table-cell>
          <table:table-cell table:style-name="ce7" table:formula="of:=[.K$2]&amp;&quot;_&quot;&amp;[.$A50]" office:value-type="string" office:string-value="項目10_48">
            <text:p>項目10_48</text:p>
          </table:table-cell>
          <table:table-cell table:style-name="ce7" table:formula="of:=[.L$2]&amp;&quot;_&quot;&amp;[.$A50]" office:value-type="string" office:string-value="項目11_48">
            <text:p>項目11_48</text:p>
          </table:table-cell>
          <table:table-cell table:number-columns-repeated="1012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7" table:formula="of:=[.B$2]&amp;&quot;_&quot;&amp;[.$A51]" office:value-type="string" office:string-value="項目1_49">
            <text:p>項目1_49</text:p>
          </table:table-cell>
          <table:table-cell table:style-name="ce7" table:formula="of:=[.C$2]&amp;&quot;_&quot;&amp;[.$A51]" office:value-type="string" office:string-value="項目2_49">
            <text:p>項目2_49</text:p>
          </table:table-cell>
          <table:table-cell table:style-name="ce7" table:formula="of:=[.D$2]&amp;&quot;_&quot;&amp;[.$A51]" office:value-type="string" office:string-value="項目3_49">
            <text:p>項目3_49</text:p>
          </table:table-cell>
          <table:table-cell table:style-name="ce7" table:formula="of:=[.E$2]&amp;&quot;_&quot;&amp;[.$A51]" office:value-type="string" office:string-value="項目4_49">
            <text:p>項目4_49</text:p>
          </table:table-cell>
          <table:table-cell table:style-name="ce7" table:formula="of:=[.F$2]&amp;&quot;_&quot;&amp;[.$A51]" office:value-type="string" office:string-value="項目5_49">
            <text:p>項目5_49</text:p>
          </table:table-cell>
          <table:table-cell table:style-name="ce7" table:formula="of:=[.G$2]&amp;&quot;_&quot;&amp;[.$A51]" office:value-type="string" office:string-value="項目6_49">
            <text:p>項目6_49</text:p>
          </table:table-cell>
          <table:table-cell table:style-name="ce7" table:formula="of:=[.H$2]&amp;&quot;_&quot;&amp;[.$A51]" office:value-type="string" office:string-value="項目7_49">
            <text:p>項目7_49</text:p>
          </table:table-cell>
          <table:table-cell table:style-name="ce7" table:formula="of:=[.I$2]&amp;&quot;_&quot;&amp;[.$A51]" office:value-type="string" office:string-value="項目8_49">
            <text:p>項目8_49</text:p>
          </table:table-cell>
          <table:table-cell table:style-name="ce7" table:formula="of:=[.J$2]&amp;&quot;_&quot;&amp;[.$A51]" office:value-type="string" office:string-value="項目9_49">
            <text:p>項目9_49</text:p>
          </table:table-cell>
          <table:table-cell table:style-name="ce7" table:formula="of:=[.K$2]&amp;&quot;_&quot;&amp;[.$A51]" office:value-type="string" office:string-value="項目10_49">
            <text:p>項目10_49</text:p>
          </table:table-cell>
          <table:table-cell table:style-name="ce7" table:formula="of:=[.L$2]&amp;&quot;_&quot;&amp;[.$A51]" office:value-type="string" office:string-value="項目11_49">
            <text:p>項目11_49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7" table:formula="of:=[.B$2]&amp;&quot;_&quot;&amp;[.$A52]" office:value-type="string" office:string-value="項目1_">
            <text:p>項目1_</text:p>
          </table:table-cell>
          <table:table-cell table:style-name="ce7" table:formula="of:=[.C$2]&amp;&quot;_&quot;&amp;[.$A52]" office:value-type="string" office:string-value="項目2_">
            <text:p>項目2_</text:p>
          </table:table-cell>
          <table:table-cell table:style-name="ce7" table:formula="of:=[.D$2]&amp;&quot;_&quot;&amp;[.$A52]" office:value-type="string" office:string-value="項目3_">
            <text:p>項目3_</text:p>
          </table:table-cell>
          <table:table-cell table:style-name="ce7" table:formula="of:=[.E$2]&amp;&quot;_&quot;&amp;[.$A52]" office:value-type="string" office:string-value="項目4_">
            <text:p>項目4_</text:p>
          </table:table-cell>
          <table:table-cell table:style-name="ce7" table:formula="of:=[.F$2]&amp;&quot;_&quot;&amp;[.$A52]" office:value-type="string" office:string-value="項目5_">
            <text:p>項目5_</text:p>
          </table:table-cell>
          <table:table-cell table:style-name="ce7" table:formula="of:=[.G$2]&amp;&quot;_&quot;&amp;[.$A52]" office:value-type="string" office:string-value="項目6_">
            <text:p>項目6_</text:p>
          </table:table-cell>
          <table:table-cell table:style-name="ce7" table:formula="of:=[.H$2]&amp;&quot;_&quot;&amp;[.$A52]" office:value-type="string" office:string-value="項目7_">
            <text:p>項目7_</text:p>
          </table:table-cell>
          <table:table-cell table:style-name="ce7" table:formula="of:=[.I$2]&amp;&quot;_&quot;&amp;[.$A52]" office:value-type="string" office:string-value="項目8_">
            <text:p>項目8_</text:p>
          </table:table-cell>
          <table:table-cell table:style-name="ce7" table:formula="of:=[.J$2]&amp;&quot;_&quot;&amp;[.$A52]" office:value-type="string" office:string-value="項目9_">
            <text:p>項目9_</text:p>
          </table:table-cell>
          <table:table-cell table:style-name="ce7" table:formula="of:=[.K$2]&amp;&quot;_&quot;&amp;[.$A52]" office:value-type="string" office:string-value="項目10_">
            <text:p>項目10_</text:p>
          </table:table-cell>
          <table:table-cell table:style-name="ce7" table:formula="of:=[.L$2]&amp;&quot;_&quot;&amp;[.$A52]" office:value-type="string" office:string-value="項目11_">
            <text:p>項目11_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End</text:p>
          </table:table-cell>
          <table:table-cell table:style-name="ce7" table:formula="of:=[.B$2]&amp;&quot;_&quot;&amp;[.$A53]" office:value-type="string" office:string-value="項目1_End">
            <text:p>項目1_End</text:p>
          </table:table-cell>
          <table:table-cell table:style-name="ce7" table:formula="of:=[.C$2]&amp;&quot;_&quot;&amp;[.$A53]" office:value-type="string" office:string-value="項目2_End">
            <text:p>項目2_End</text:p>
          </table:table-cell>
          <table:table-cell table:style-name="ce7" table:formula="of:=[.D$2]&amp;&quot;_&quot;&amp;[.$A53]" office:value-type="string" office:string-value="項目3_End">
            <text:p>項目3_End</text:p>
          </table:table-cell>
          <table:table-cell table:style-name="ce7" table:formula="of:=[.E$2]&amp;&quot;_&quot;&amp;[.$A53]" office:value-type="string" office:string-value="項目4_End">
            <text:p>項目4_End</text:p>
          </table:table-cell>
          <table:table-cell table:style-name="ce7" table:formula="of:=[.F$2]&amp;&quot;_&quot;&amp;[.$A53]" office:value-type="string" office:string-value="項目5_End">
            <text:p>項目5_End</text:p>
          </table:table-cell>
          <table:table-cell table:style-name="ce7" table:formula="of:=[.G$2]&amp;&quot;_&quot;&amp;[.$A53]" office:value-type="string" office:string-value="項目6_End">
            <text:p>項目6_End</text:p>
          </table:table-cell>
          <table:table-cell table:style-name="ce7" table:formula="of:=[.H$2]&amp;&quot;_&quot;&amp;[.$A53]" office:value-type="string" office:string-value="項目7_End">
            <text:p>項目7_End</text:p>
          </table:table-cell>
          <table:table-cell table:style-name="ce7" table:formula="of:=[.I$2]&amp;&quot;_&quot;&amp;[.$A53]" office:value-type="string" office:string-value="項目8_End">
            <text:p>項目8_End</text:p>
          </table:table-cell>
          <table:table-cell table:style-name="ce7" table:formula="of:=[.J$2]&amp;&quot;_&quot;&amp;[.$A53]" office:value-type="string" office:string-value="項目9_End">
            <text:p>項目9_End</text:p>
          </table:table-cell>
          <table:table-cell table:style-name="ce7" table:formula="of:=[.K$2]&amp;&quot;_&quot;&amp;[.$A53]" office:value-type="string" office:string-value="項目10_End">
            <text:p>項目10_End</text:p>
          </table:table-cell>
          <table:table-cell table:style-name="ce7" table:formula="of:=[.L$2]&amp;&quot;_&quot;&amp;[.$A53]" office:value-type="string" office:string-value="項目11_End">
            <text:p>項目11_End</text:p>
          </table:table-cell>
          <table:table-cell table:number-columns-repeated="101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シート2" table:style-name="ta1" table:print="false">
        <table:table-column table:style-name="co2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number:min-integer-digits="1" number:grouping="true"/>
    </number:number-style>
    <number:number-style style:name="N112">
      <style:text-properties fo:color="#ff0000"/>
      <number:text>\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\</number:text>
      <number:number number:decimal-places="2" number:min-integer-digits="1" number:grouping="true"/>
    </number:number-style>
    <number:number-style style:name="N115">
      <style:text-properties fo:color="#ff0000"/>
      <number:text>\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\</number:text>
      <number:number number:decimal-places="0" number:min-integer-digits="1" number:grouping="true"/>
      <number:text> </number:text>
    </number:number-style>
    <number:number-style style:name="N133P1" style:volatile="true">
      <number:text> \-</number:text>
      <number:number number:decimal-places="0" number:min-integer-digits="1" number:grouping="true"/>
      <number:text> </number:text>
    </number:number-style>
    <number:number-style style:name="N133P2" style:volatile="true">
      <number:text> \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\</number:text>
      <number:number number:decimal-places="2" number:min-integer-digits="1" number:grouping="true"/>
      <number:text> </number:text>
    </number:number-style>
    <number:number-style style:name="N141P1" style:volatile="true">
      <number:text> \-</number:text>
      <number:number number:decimal-places="2" number:min-integer-digits="1" number:grouping="true"/>
      <number:text> </number:text>
    </number:number-style>
    <number:number-style style:name="N141P2" style:volatile="true">
      <number:text> \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fo:padding="0.071cm" style:rotation-align="none"/>
      <style:text-properties style:font-name="ＭＳ Ｐゴシック" fo:font-size="11pt" fo:language="zxx" fo:country="none" style:font-name-asian="ＭＳ Ｐゴシック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2012/10/08</text:date>, <text:time>00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0S</meta:editing-duration>
    <meta:editing-cycles>16</meta:editing-cycles>
    <meta:generator>OpenOffice.org/3.4.1$Win32 OpenOffice.org_project/341m1$Build-9593</meta:generator>
    <dc:date>2012-10-08T00:34:53.57</dc:date>
    <meta:document-statistic meta:table-count="2" meta:cell-count="625" meta:object-count="0"/>
    <meta:user-defined meta:name="Info 1"/>
    <meta:user-defined meta:name="Info 2"/>
    <meta:user-defined meta:name="Info 3"/>
    <meta:user-defined meta:name="Info 4"/>
  </office:meta>
</office:document-meta>
</file>